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D050000L" svg:font-family="D050000L"/>
    <style:font-face style:name="Arial2" svg:font-family="Arial2"/>
    <style:font-face style:name="Arial" svg:font-family="Arial"/>
    <style:font-face style:name="Arial Narrow" svg:font-family="&quot;Arial Narrow&quot;"/>
    <style:font-face style:name="Arial11" svg:font-family="Arial11"/>
    <style:font-face style:name="Broadway" svg:font-family="Broadway"/>
    <style:font-face style:name="Century Gothic" svg:font-family="&quot;Century Gothic&quot;"/>
    <style:font-face style:name="Century Gothic11" svg:font-family="&quot;Century Gothic11&quot;"/>
    <style:font-face style:name="Century Gothic1" svg:font-family="&quot;Century Gothic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C9211E" style:font-name="D050000L" style:font-name-asian="D050000L" style:font-name-complex="D050000L" fo:font-size="13pt" style:font-size-asian="13pt" style:font-size-complex="13pt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C9211E" style:font-name="D050000L" style:font-name-asian="D050000L" style:font-name-complex="D050000L"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C9211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color="#C9211E"/>
    </style:style>
    <style:style style:name="ce2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FFFFFF"/>
    </style:style>
    <style:style style:name="ce29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3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5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3pt" style:font-size-asian="13pt" style:font-size-complex="13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22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style:text-underline-style="solid" style:text-underline-type="single"/>
    </style:style>
    <style:style style:name="ce38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style:font-family-generic="swiss"/>
    </style:style>
    <style:style style:name="ce39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38">
      <style:table-cell-properties fo:border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53" style:family="table-cell" style:parent-style-name="Percen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style:font-name="Arial2" style:font-name-asian="Arial2" style:font-name-complex="Arial2" fo:font-size="8pt" style:font-size-asian="8pt" style:font-size-complex="8pt"/>
    </style:style>
    <style:style style:name="ce5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55" style:family="table-cell" style:parent-style-name="Default" style:data-style-name="N3">
      <style:table-cell-properties fo:border-top="none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Arial11" style:font-name-asian="Arial11" style:font-name-complex="Arial11" fo:font-size="8pt" style:font-size-asian="8pt" style:font-size-complex="8pt"/>
    </style:style>
    <style:style style:name="ce5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5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61" style:family="table-cell" style:parent-style-name="Default" style:data-style-name="N3">
      <style:table-cell-properties fo:border-top="thin solid #000000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3">
      <style:table-cell-properties fo:border-top="thin solid #3D3D3D" fo:border-bottom="thin solid #000000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thin solid #3D3D3D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6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9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/>
    </style:style>
    <style:style style:name="ce72" style:family="table-cell" style:parent-style-name="Default" style:data-style-name="N2">
      <style:table-cell-properties fo:border="thin solid #000000"/>
    </style:style>
    <style:style style:name="ce73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78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79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81" style:family="table-cell" style:parent-style-name="Default" style:data-style-name="N0">
      <style:table-cell-properties style:vertical-align="automatic" fo:background-color="transparent" style:cell-protect="protected"/>
      <style:text-properties style:font-name="Broadway" style:font-name-asian="Broadway" style:font-name-complex="Broadway" fo:font-size="12pt" style:font-size-asian="12pt" style:font-size-complex="12pt" fo:font-weight="bold" style:font-weight-asian="bold" style:font-weight-complex="bold" style:font-family-generic="decorative"/>
    </style:style>
    <style:style style:name="ce82" style:family="table-cell" style:parent-style-name="Default" style:data-style-name="N0">
      <style:table-cell-properties fo:background-color="transparent"/>
    </style:style>
    <style:style style:name="ce83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Default" style:data-style-name="N3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85" style:family="table-cell" style:parent-style-name="Default" style:data-style-name="N39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8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8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89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90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/>
    </style:style>
    <style:style style:name="ce9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.353cm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9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</style:style>
    <style:style style:name="ce9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e9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Century Gothic1" style:font-name-asian="Century Gothic1" style:font-name-complex="Century Gothic1" fo:font-size="10pt" style:font-size-asian="10pt" style:font-size-complex="10pt" fo:font-style="italic" style:font-style-asian="italic" style:font-style-complex="italic"/>
    </style:style>
    <style:style style:name="ce103" style:family="table-cell" style:parent-style-name="Percen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style:font-name="Century Gothic1" style:font-name-asian="Century Gothic1" style:font-name-complex="Century Gothic1" fo:font-size="10pt" style:font-size-asian="10pt" style:font-size-complex="10pt" fo:font-style="italic" style:font-style-asian="italic" style:font-style-complex="italic"/>
    </style:style>
    <style:style style:name="ce10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108" style:family="table-cell" style:parent-style-name="Default" style:data-style-name="N3">
      <style:table-cell-properties fo:border="thin solid #000000" fo:background-color="transparent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Century Gothic11" style:font-name-asian="Century Gothic11" style:font-name-complex="Century Gothic1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Percent" style:data-style-name="N38">
      <style:table-cell-properties fo:border-top="none" fo:border-bottom="none" fo:border-left="thin solid #000000" fo:border-right="thin solid #000000" fo:background-color="transparent"/>
      <style:text-properties fo:font-size="9pt" style:font-size-asian="9pt" style:font-size-complex="9pt" fo:font-style="italic" style:font-style-asian="italic" style:font-style-complex="italic"/>
    </style:style>
    <style:style style:name="ce112" style:family="table-cell" style:parent-style-name="Default" style:data-style-name="N3">
      <style:table-cell-properties fo:border="thin solid #000000" style:vertical-align="middle" fo:background-color="transparen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118" style:family="table-cell" style:parent-style-name="Default" style:data-style-name="N3">
      <style:table-cell-properties fo:border-top="thin solid #3D3D3D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3">
      <style:table-cell-properties fo:border="thin solid #000000"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2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text-underline-style="solid" style:text-underline-type="single"/>
    </style:style>
    <style:style style:name="ce134" style:family="table-cell" style:parent-style-name="Default" style:data-style-name="N0">
      <style:table-cell-properties style:vertical-align="automatic" fo:background-color="transparent" style:cell-protect="protected"/>
      <style:text-properties style:font-name="Broadway" style:font-name-asian="Broadway" style:font-name-complex="Broadway" fo:font-size="22pt" style:font-size-asian="22pt" style:font-size-complex="22pt" fo:font-weight="bold" style:font-weight-asian="bold" style:font-weight-complex="bold" style:font-family-generic="decorative"/>
    </style:style>
    <style:style style:name="ce13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entury Gothic11" style:font-name-asian="Century Gothic11" style:font-name-complex="Century Gothic1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38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Default" style:data-style-name="N4">
      <style:table-cell-properties style:vertical-align="automatic" fo:background-color="#FFFF00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4">
      <style:table-cell-properties style:vertical-align="automatic" fo:background-color="#F10D0C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4">
      <style:table-cell-properties fo:border-top="thin solid #3D3D3D" fo:border-bottom="thin solid #3D3D3D" fo:border-left="none" fo:border-right="none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44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47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48" style:family="table-cell" style:parent-style-name="Default" style:data-style-name="N38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49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50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51" style:family="table-cell" style:parent-style-name="Default" style:data-style-name="N38">
      <style:table-cell-properties fo:border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52" style:family="table-cell" style:parent-style-name="Default" style:data-style-name="N4">
      <style:table-cell-properties fo:border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53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4">
      <style:table-cell-properties style:vertical-align="automatic" fo:background-color="#FF0000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4">
      <style:table-cell-properties style:vertical-align="automatic" fo:background-color="#8D1D75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60" style:family="table-cell" style:parent-style-name="Default" style:data-style-name="N0">
      <style:text-properties fo:font-weight="bold" style:font-weight-asian="bold" style:font-weight-complex="bold"/>
    </style:style>
    <style:style style:name="ce161" style:family="table-cell" style:parent-style-name="Default" style:data-style-name="N0">
      <style:text-properties fo:color="#C9211E" fo:font-size="10pt" style:font-size-asian="10pt" style:font-size-complex="10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48166666666667cm" style:use-optimal-column-width="true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19.89666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6.93208333333333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1.69333333333333cm" style:use-optimal-column-width="true"/>
    </style:style>
    <style:style style:name="co18" style:family="table-column">
      <style:table-column-properties fo:break-before="auto" style:column-width="17.0391666666667cm"/>
    </style:style>
    <style:style style:name="co19" style:family="table-column">
      <style:table-column-properties fo:break-before="auto" style:column-width="1.48166666666667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0.264583333333333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8.334375cm"/>
    </style:style>
    <style:style style:name="co24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2.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map style:condition="of:cell-content()&gt;17000" style:apply-style-name="cf9"/>
      <style:map style:condition="of:cell-content()&lt;-17000" style:apply-style-name="cf9"/>
      <style:map style:condition="of:cell-content-is-between(-17000,17000)" style:apply-style-name="cf6"/>
      <style:map style:condition="of:cell-content()=0" style:apply-style-name="cf10"/>
    </style:style>
    <style:style style:name="ce16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  <style:map style:condition="of:cell-content()&gt;10%" style:apply-style-name="cf9" style:base-cell-address="ESF.F20"/>
    </style:style>
    <style:style style:name="ce16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  <style:map style:condition="of:cell-content()&gt;10%" style:apply-style-name="cf9" style:base-cell-address="ESF.F32"/>
    </style:style>
    <style:style style:name="ce16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9" style:base-cell-address="ERI.E35"/>
      <style:map style:condition="of:cell-content()&lt;-10%" style:apply-style-name="cf9" style:base-cell-address="ERI.E35"/>
      <style:map style:condition="of:cell-content-is-between(-10%,10%)" style:apply-style-name="cf6" style:base-cell-address="ERI.E35"/>
    </style:style>
    <style:style style:name="ce16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9" style:base-cell-address="ERI.E39"/>
      <style:map style:condition="of:cell-content()&lt;-10%" style:apply-style-name="cf9" style:base-cell-address="ERI.E39"/>
      <style:map style:condition="of:cell-content-is-between(-10%,10%)" style:apply-style-name="cf6" style:base-cell-address="ERI.E39"/>
    </style:style>
    <style:style style:name="ce169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9" style:base-cell-address="ERI.E39"/>
      <style:map style:condition="of:cell-content()&lt;-10%" style:apply-style-name="cf9" style:base-cell-address="ERI.E39"/>
      <style:map style:condition="of:cell-content-is-between(-10%,10%)" style:apply-style-name="cf6" style:base-cell-address="ERI.E39"/>
    </style:style>
    <style:style style:name="ce17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9" style:base-cell-address="ERI.E8"/>
      <style:map style:condition="of:cell-content()&lt;-10%" style:apply-style-name="cf9" style:base-cell-address="ERI.E8"/>
      <style:map style:condition="of:cell-content-is-between(-10%,10%)" style:apply-style-name="cf6" style:base-cell-address="ERI.E8"/>
    </style:style>
    <style:style style:name="ce17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map style:condition="of:cell-content()&gt;17000" style:apply-style-name="cf9"/>
      <style:map style:condition="of:cell-content()&lt;-17000" style:apply-style-name="cf9"/>
      <style:map style:condition="of:cell-content-is-between(-17000,17000)" style:apply-style-name="cf6"/>
    </style:style>
    <style:style style:name="ce17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  <style:map style:condition="of:cell-content()&gt;17000" style:apply-style-name="cf9"/>
      <style:map style:condition="of:cell-content()&lt;-17000" style:apply-style-name="cf9"/>
      <style:map style:condition="of:cell-content-is-between(-17000,17000)" style:apply-style-name="cf6"/>
    </style:style>
    <style:style style:name="ce173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  <style:map style:condition="of:cell-content()&gt;17000" style:apply-style-name="cf9"/>
      <style:map style:condition="of:cell-content()&lt;-17000" style:apply-style-name="cf9"/>
      <style:map style:condition="of:cell-content-is-between(-17000,17000)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bajo_realizado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8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49" table:default-cell-style-name="ce3"/>
        <table:table-column table:style-name="co6" table:number-columns-repeated="16323" table:default-cell-style-name="ce1"/>
        <table:table-row table:style-name="ro1">
          <table:table-cell table:style-name="ce2"/>
          <table:table-cell office:value-type="string" table:number-columns-spanned="11" table:number-rows-spanned="1" table:style-name="ce26">
            <text:p>REVISIÓN ANALÍTICA DE LOS ESTADOS FINANCIEROS</text:p>
          </table:table-cell>
          <table:covered-table-cell table:number-columns-repeated="10"/>
          <table:table-cell table:style-name="ce2"/>
          <table:table-cell table:number-columns-repeated="16371"/>
        </table:table-row>
        <table:table-row table:style-name="ro1">
          <table:table-cell table:style-name="ce4"/>
          <table:table-cell office:value-type="string" table:style-name="ce5">
            <text:p>Cliente:</text:p>
          </table:table-cell>
          <table:table-cell office:value-type="string" table:number-columns-spanned="8" table:number-rows-spanned="1" table:style-name="ce27">
            <text:p>VISACOM S.A</text:p>
          </table:table-cell>
          <table:covered-table-cell table:number-columns-repeated="7"/>
          <table:table-cell office:value-type="string" table:style-name="ce6">
            <text:p>P/T:</text:p>
          </table:table-cell>
          <table:table-cell table:style-name="ce7"/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office:value-type="string" table:style-name="ce5">
            <text:p>Sección:</text:p>
          </table:table-cell>
          <table:table-cell office:value-type="string" table:number-columns-spanned="8" table:number-rows-spanned="1" table:style-name="ce27">
            <text:p>Fase 1 – Planeación y Riesgos</text:p>
          </table:table-cell>
          <table:covered-table-cell table:number-columns-repeated="7"/>
          <table:table-cell office:value-type="string" table:style-name="ce6">
            <text:p>Preparado por:</text:p>
          </table:table-cell>
          <table:table-cell office:value-type="string" table:style-name="ce8">
            <text:p>Cesar León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table:number-columns-spanned="9" table:number-rows-spanned="2" table:style-name="ce28"/>
          <table:covered-table-cell table:number-columns-repeated="8"/>
          <table:table-cell office:value-type="string" table:style-name="ce6">
            <text:p>Fecha:</text:p>
          </table:table-cell>
          <table:table-cell office:value-type="date" office:date-value="2020-10-30T00:00:00" table:style-name="ce9">
            <text:p>30/10/2020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/>
          <table:covered-table-cell table:number-columns-repeated="8"/>
          <table:table-cell office:value-type="string" table:style-name="ce6">
            <text:p>Revisado por:</text:p>
          </table:table-cell>
          <table:table-cell office:value-type="string" table:style-name="ce8">
            <text:p>Carlos Almeida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office:value-type="string" table:style-name="ce10">
            <text:p>Con corte al:</text:p>
          </table:table-cell>
          <table:table-cell office:value-type="string" table:number-columns-spanned="8" table:number-rows-spanned="1" table:style-name="ce27">
            <text:p>Al 31 de diciembre del 2020</text:p>
          </table:table-cell>
          <table:covered-table-cell table:number-columns-repeated="7"/>
          <table:table-cell office:value-type="string" table:style-name="ce6">
            <text:p>Fecha:</text:p>
          </table:table-cell>
          <table:table-cell table:style-name="ce11"/>
          <table:table-cell table:style-name="ce4"/>
          <table:table-cell table:number-columns-repeated="16371"/>
        </table:table-row>
        <table:table-row table:style-name="ro1">
          <table:table-cell table:style-name="ce2"/>
          <table:table-cell table:style-name="ce12"/>
          <table:table-cell table:number-columns-repeated="9" table:style-name="ce13"/>
          <table:table-cell table:style-name="ce14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15">
            <text:p>Objetivos</text:p>
          </table:table-cell>
          <table:table-cell table:number-columns-repeated="9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office:value-type="string" table:style-name="ce18">
            <text:p>a)</text:p>
          </table:table-cell>
          <table:table-cell office:value-type="string" table:style-name="ce16">
            <text:p>Analizar las relaciones entre la información financiera enfocándonos es variaciones materiales o relaciones incongruentes</text:p>
          </table:table-cell>
          <table:table-cell table:number-columns-repeated="8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office:value-type="string" table:style-name="ce18">
            <text:p>b)</text:p>
          </table:table-cell>
          <table:table-cell office:value-type="string" table:style-name="ce16">
            <text:p>Determinar la causa de tales variaciones o relaciones incongruentes y obtener explicación satisfactoria de las mismas</text:p>
          </table:table-cell>
          <table:table-cell table:number-columns-repeated="8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office:value-type="string" table:style-name="ce18">
            <text:p>c)</text:p>
          </table:table-cell>
          <table:table-cell office:value-type="string" table:style-name="ce16">
            <text:p>Obtener información para efectos de planeación de la auditoria</text:p>
          </table:table-cell>
          <table:table-cell table:number-columns-repeated="8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table:style-name="ce19"/>
          <table:table-cell table:number-columns-repeated="9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office:value-type="string" table:style-name="ce15">
            <text:p>Fuente de información</text:p>
          </table:table-cell>
          <table:table-cell table:number-columns-repeated="9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table:style-name="ce19"/>
          <table:table-cell office:value-type="string" table:style-name="ce16">
            <text:p>La información de las pestañas adjuntas fue obtenida directamente de los estados financieros proporcionados por el cliente</text:p>
          </table:table-cell>
          <table:table-cell table:number-columns-repeated="8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table:style-name="ce19"/>
          <table:table-cell table:number-columns-repeated="9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 table:style-name="ce3"/>
          <table:table-cell office:value-type="string" table:style-name="ce15">
            <text:p>Procedimientos de auditoria</text:p>
          </table:table-cell>
          <table:table-cell table:number-columns-repeated="9" table:style-name="ce16"/>
          <table:table-cell table:style-name="ce17"/>
          <table:table-cell table:number-columns-repeated="49" table:style-name="ce3"/>
          <table:table-cell table:number-columns-repeated="16323"/>
        </table:table-row>
        <table:table-row table:style-name="ro1">
          <table:table-cell/>
          <table:table-cell office:value-type="string" table:style-name="ce18">
            <text:p>1)</text:p>
          </table:table-cell>
          <table:table-cell office:value-type="string" table:style-name="ce16">
            <text:p>Revisamos todas las variaciones por un monto mayor o menos a la materialidad de desempeno US$14,250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2)</text:p>
          </table:table-cell>
          <table:table-cell office:value-type="string" table:style-name="ce16">
            <text:p>También analizamos aquellas variaciones que en porcentaje exceden el 10%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3)</text:p>
          </table:table-cell>
          <table:table-cell office:value-type="string" table:style-name="ce16">
            <text:p>Marcamos con amarillo las celdas correspondientes a las variaciones analizadas</text:p>
          </table:table-cell>
          <table:table-cell table:number-columns-repeated="5" table:style-name="ce16"/>
          <table:table-cell table:style-name="ce20"/>
          <table:table-cell table:style-name="ce3"/>
          <table:table-cell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4)</text:p>
          </table:table-cell>
          <table:table-cell office:value-type="string" table:style-name="ce16">
            <text:p>Finalmente, también consideramos en nuestro análisis aquellas variaciones que representan relaciones incongruentes en la información financiera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5)</text:p>
          </table:table-cell>
          <table:table-cell office:value-type="string" table:style-name="ce16">
            <text:p>Discutimos con la Gerencia General y con el Contador de la compania respecto de las desviaciones analizadas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6)</text:p>
          </table:table-cell>
          <table:table-cell office:value-type="string" table:style-name="ce16">
            <text:p>Revisamos documentación soporte de las transacciones que originan las variaciones analizadas en aquellos casos en que lo consideramos necesario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8">
            <text:p>7)</text:p>
          </table:table-cell>
          <table:table-cell office:value-type="string" table:style-name="ce16">
            <text:p>Luego del examen realizado de la forma descrita abajo expresamos las conclusiones alcanzadas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table:style-name="ce19"/>
          <table:table-cell table:number-columns-repeated="9"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string" table:style-name="ce15">
            <text:p>CONCLUSIONES:</text:p>
          </table:table-cell>
          <table:table-cell table:number-columns-repeated="9" table:style-name="ce16"/>
          <table:table-cell table:style-name="ce17"/>
          <table:table-cell table:number-columns-repeated="16372"/>
        </table:table-row>
        <table:table-row table:style-name="ro2">
          <table:table-cell/>
          <table:table-cell office:value-type="string" table:style-name="ce21">
            <text:p>Ê</text:p>
          </table:table-cell>
          <table:table-cell office:value-type="string" table:style-name="ce22">
            <text:p>Solicitar autorización para revisión de bodega y comprobar si los elementos han recibido daño o si se estan amortizando correctamente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2">
          <table:table-cell/>
          <table:table-cell office:value-type="string" table:style-name="ce21">
            <text:p>Ë</text:p>
          </table:table-cell>
          <table:table-cell office:value-type="string" table:style-name="ce1">
            <text:p>Revisar si los seguros adquiridos para vehiculos o personales estan siendo correctamente amortizados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2">
          <table:table-cell/>
          <table:table-cell office:value-type="string" table:style-name="ce21">
            <text:p>Ì</text:p>
          </table:table-cell>
          <table:table-cell office:value-type="string" table:style-name="ce22">
            <text:p>Revisión si los proyectores se están depreciando correctamente y en cuanto tiempo plazo</text:p>
          </table:table-cell>
          <table:table-cell table:number-columns-repeated="8" table:style-name="ce16"/>
          <table:table-cell table:style-name="ce17"/>
          <table:table-cell table:number-columns-repeated="16372"/>
        </table:table-row>
        <table:table-row table:style-name="ro2">
          <table:table-cell/>
          <table:table-cell office:value-type="string" table:style-name="ce21">
            <text:p>Í</text:p>
          </table:table-cell>
          <table:table-cell office:value-type="string" table:style-name="ce22">
            <text:p>Pedir a los contadores los comprobantes de pago sobre las inversiones realizadas por los accionistas</text:p>
          </table:table-cell>
          <table:table-cell table:number-columns-repeated="8" table:style-name="ce3"/>
          <table:table-cell table:style-name="ce17"/>
          <table:table-cell table:number-columns-repeated="16372"/>
        </table:table-row>
        <table:table-row table:style-name="ro2">
          <table:table-cell/>
          <table:table-cell office:value-type="string" table:style-name="ce23">
            <text:p>Î</text:p>
          </table:table-cell>
          <table:table-cell office:value-type="string" table:style-name="ce24">
            <text:p>Actualmente estos valores de Retenciones, no encuentro soporte de estos valores, según lo declarado es de $ 80.524 y de retenciones efectuadas por $ 34.000.</text:p>
          </table:table-cell>
          <table:table-cell table:number-columns-repeated="8" table:style-name="ce24"/>
          <table:table-cell table:style-name="ce25"/>
          <table:table-cell table:number-columns-repeated="16372"/>
        </table:table-row>
        <table:table-row table:number-rows-repeated="1048546" table:style-name="ro1">
          <table:table-cell table:number-columns-repeated="16384"/>
        </table:table-row>
      </table:table>
      <table:table table:name="ESF" table:style-name="ta2">
        <table:table-column table:style-name="co7" table:default-cell-style-name="ce31"/>
        <table:table-column table:style-name="co8" table:default-cell-style-name="ce31"/>
        <table:table-column table:style-name="co9" table:default-cell-style-name="ce30"/>
        <table:table-column table:style-name="co10" table:default-cell-style-name="ce31"/>
        <table:table-column table:style-name="co11" table:default-cell-style-name="ce32"/>
        <table:table-column table:style-name="co12" table:default-cell-style-name="ce33"/>
        <table:table-column table:style-name="co13" table:default-cell-style-name="ce34"/>
        <table:table-column table:style-name="co14" table:number-columns-repeated="54" table:default-cell-style-name="ce31"/>
        <table:table-column table:style-name="co14" table:default-cell-style-name="ce1"/>
        <table:table-column table:style-name="co6" table:number-columns-repeated="16322" table:default-cell-style-name="ce1"/>
        <table:table-row table:style-name="ro3">
          <table:table-cell office:value-type="string" table:style-name="ce29">
            <text:p>VISACOM S.A.</text:p>
          </table:table-cell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3">
          <table:table-cell office:value-type="string" table:style-name="ce35">
            <text:p>REVISIÓN ANALÍTICA DEL BALANCE GENERAL</text:p>
          </table:table-cell>
          <table:table-cell table:style-name="ce35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4">
          <table:table-cell office:value-type="string" table:style-name="ce35">
            <text:p>Al 31 de agosto del 2020 comparativo con diciembre del 2019</text:p>
          </table:table-cell>
          <table:table-cell table:style-name="ce35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5">
          <table:table-cell office:value-type="string" table:style-name="ce36">
            <text:p>(USD $ Dolares )</text:p>
          </table:table-cell>
          <table:table-cell table:style-name="ce36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6">
          <table:table-cell office:value-type="string" table:number-columns-spanned="1" table:number-rows-spanned="2" table:style-name="ce77">
            <text:p>Descripcion</text:p>
          </table:table-cell>
          <table:table-cell office:value-type="string" table:number-columns-spanned="3" table:number-rows-spanned="1" table:style-name="ce78">
            <text:p>Saldos segun Estados Financieros</text:p>
          </table:table-cell>
          <table:covered-table-cell table:number-columns-repeated="2"/>
          <table:table-cell office:value-type="string" table:number-columns-spanned="2" table:number-rows-spanned="1" table:style-name="ce79">
            <text:p>Variaciones <text:s text:c="10"/>dic20-dic19</text:p>
          </table:table-cell>
          <table:covered-table-cell/>
          <table:table-cell office:value-type="string" table:number-columns-spanned="1" table:number-rows-spanned="2" table:style-name="ce80">
            <text:p>Explicaciones</text:p>
          </table:table-cell>
          <table:table-cell table:number-columns-repeated="16377"/>
        </table:table-row>
        <table:table-row table:style-name="ro1">
          <table:covered-table-cell/>
          <table:table-cell office:value-type="date" office:date-value="2020-12-01T00:00:00" table:style-name="ce37">
            <text:p>dic-20</text:p>
          </table:table-cell>
          <table:table-cell office:value-type="string" table:style-name="ce38">
            <text:p>ag-20</text:p>
          </table:table-cell>
          <table:table-cell office:value-type="string" table:style-name="ce38">
            <text:p>dic-19</text:p>
          </table:table-cell>
          <table:table-cell office:value-type="string" table:style-name="ce39">
            <text:p>US$</text:p>
          </table:table-cell>
          <table:table-cell office:value-type="string" table:style-name="ce40">
            <text:p>%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41">
            <text:p>ACTIVOS<text:s text:c="2"/></text:p>
          </table:table-cell>
          <table:table-cell table:style-name="ce41"/>
          <table:table-cell table:number-columns-repeated="2" table:style-name="ce42"/>
          <table:table-cell table:style-name="ce43"/>
          <table:table-cell table:style-name="ce44"/>
          <table:table-cell table:style-name="ce45"/>
          <table:table-cell table:number-columns-repeated="16377"/>
        </table:table-row>
        <table:table-row table:style-name="ro1">
          <table:table-cell office:value-type="string" table:style-name="ce46">
            <text:p>ACTIVOS CORRIENTES</text:p>
          </table:table-cell>
          <table:table-cell table:style-name="ce46"/>
          <table:table-cell table:number-columns-repeated="2" table:style-name="ce47"/>
          <table:table-cell table:style-name="ce48"/>
          <table:table-cell office:value-type="string" table:style-name="ce49">
            <text:p><text:s/></text:p>
          </table:table-cell>
          <table:table-cell table:style-name="ce50"/>
          <table:table-cell table:number-columns-repeated="16377"/>
        </table:table-row>
        <table:table-row table:style-name="ro7">
          <table:table-cell office:value-type="string" table:style-name="ce51">
            <text:p><text:s text:c="3"/>CAJA Y BANCOS</text:p>
          </table:table-cell>
          <table:table-cell office:value-type="float" office:value="320536" table:style-name="ce52">
            <text:p>320.536</text:p>
          </table:table-cell>
          <table:table-cell office:value-type="float" office:value="382709.19" table:style-name="ce52">
            <text:p>382.709</text:p>
          </table:table-cell>
          <table:table-cell office:value-type="float" office:value="302349.19" table:style-name="ce52">
            <text:p>302.349</text:p>
          </table:table-cell>
          <table:table-cell office:value-type="float" office:value="18186.809999999998" table:formula="of:=+[.B9]-[.D9]" table:style-name="ce52">
            <text:p>18.187</text:p>
          </table:table-cell>
          <table:table-cell office:value-type="percentage" office:value="6.0151674294215897E-2" table:formula="of:=[.E9]/[.D9]" table:style-name="ce53">
            <text:p>6,0%</text:p>
          </table:table-cell>
          <table:table-cell office:value-type="string" table:style-name="ce50">
            <text:p>La caja se ha podido mantener en los mismos niveles de diciembre, porque los ingresos del año han alcanzao a cubrir los costos y gastos y ademas los accionistas aportaron con $ 30.000 para el financiemiento de las operaciones</text:p>
          </table:table-cell>
          <table:table-cell table:number-columns-repeated="16377"/>
        </table:table-row>
        <table:table-row table:style-name="ro7">
          <table:table-cell office:value-type="string" table:style-name="ce51">
            <text:p><text:s text:c="3"/>CUENTAS POR COBRAR CLIENTES</text:p>
          </table:table-cell>
          <table:table-cell office:value-type="float" office:value="93870" table:style-name="ce52">
            <text:p>93.870</text:p>
          </table:table-cell>
          <table:table-cell office:value-type="float" office:value="55055.68" table:style-name="ce52">
            <text:p>55.056</text:p>
          </table:table-cell>
          <table:table-cell office:value-type="float" office:value="134190.87" table:style-name="ce52">
            <text:p>134.191</text:p>
          </table:table-cell>
          <table:table-cell office:value-type="float" office:value="-40320.869999999995" table:formula="of:=+[.B10]-[.D10]" table:style-name="ce52">
            <text:p>-40.321</text:p>
          </table:table-cell>
          <table:table-cell office:value-type="percentage" office:value="-0.30047401883600572" table:formula="of:=[.E10]/[.D10]" table:style-name="ce53">
            <text:p>-30,0%</text:p>
          </table:table-cell>
          <table:table-cell office:value-type="string" table:style-name="ce50">
            <text:p>La pandemia del Covid-19 no ha afectado la calidad de la cartera de VISACOM, dado a que los clientes son corporativos, como por ejemplo, Unilever, Cerveceraia Nacional, entre otras; Dichas compañias se han mantenido y han cancelado sus cuentas a pesar de la crisis</text:p>
          </table:table-cell>
          <table:table-cell table:number-columns-repeated="16377"/>
        </table:table-row>
        <table:table-row table:style-name="ro7">
          <table:table-cell office:value-type="string" table:style-name="ce51">
            <text:p><text:s text:c="3"/>OTRAS CUENTAS X COBRAR</text:p>
          </table:table-cell>
          <table:table-cell office:value-type="float" office:value="22843" table:style-name="ce52">
            <text:p>22.843</text:p>
          </table:table-cell>
          <table:table-cell office:value-type="float" office:value="16657.54" table:style-name="ce52">
            <text:p>16.658</text:p>
          </table:table-cell>
          <table:table-cell office:value-type="float" office:value="53909.81" table:style-name="ce52">
            <text:p>53.910</text:p>
          </table:table-cell>
          <table:table-cell office:value-type="float" office:value="-31066.809999999998" table:formula="of:=+[.B11]-[.D11]" table:style-name="ce52">
            <text:p>-31.067</text:p>
          </table:table-cell>
          <table:table-cell office:value-type="percentage" office:value="-0.57627378022664144" table:formula="of:=[.E11]/[.D11]" table:style-name="ce53">
            <text:p>-57,6%</text:p>
          </table:table-cell>
          <table:table-cell office:value-type="string" table:style-name="ce50">
            <text:p>Esta importante reduccion, es principalmente a las anticipos a Proveedores, la cual se redujo debido por un monto de <text:s/>USD$ 48.000 que en la pandemia la empresa se dedico a realizar el cruce de de cuentas con los distintos proveedores.</text:p>
          </table:table-cell>
          <table:table-cell table:number-columns-repeated="16377"/>
        </table:table-row>
        <table:table-row table:style-name="ro7">
          <table:table-cell office:value-type="string" table:style-name="ce51">
            <text:p><text:s text:c="3"/>INVENTARIOS MOBILIARIO PARA EVENTOS</text:p>
          </table:table-cell>
          <table:table-cell office:value-type="float" office:value="47426" table:style-name="ce52">
            <text:p>47.426</text:p>
          </table:table-cell>
          <table:table-cell office:value-type="float" office:value="47426.48" table:style-name="ce52">
            <text:p>47.426</text:p>
          </table:table-cell>
          <table:table-cell office:value-type="float" office:value="47426.48" table:style-name="ce52">
            <text:p>47.426</text:p>
          </table:table-cell>
          <table:table-cell office:value-type="float" office:value="-0.48000000000320142" table:formula="of:=+[.B12]-[.D12]" table:style-name="ce52">
            <text:p>0</text:p>
          </table:table-cell>
          <table:table-cell office:value-type="percentage" office:value="-1.0120928224131359E-5" table:formula="of:=[.E12]/[.D12]" table:style-name="ce53">
            <text:p>0,0%</text:p>
          </table:table-cell>
          <table:table-cell office:value-type="string" table:style-name="ce50">
            <text:p>Este inventario corresponde a Inmoviliario para uso de campaña de publicidad, las cuales no se han dado por la pandemia. A pesar de esto deberian de amortizarse en su periodo estimado de uso, lo que hasta la fecha no se ha hecho. Ver conclusiones en la pestana “Trabajo realizado”</text:p>
          </table:table-cell>
          <table:table-cell table:number-columns-repeated="16377"/>
        </table:table-row>
        <table:table-row table:style-name="ro1">
          <table:table-cell office:value-type="string" table:style-name="ce51">
            <text:p><text:s text:c="3"/>INVENTARIOS, EVENTOS EN CURSO</text:p>
          </table:table-cell>
          <table:table-cell office:value-type="float" office:value="13000" table:style-name="ce52">
            <text:p>13.000</text:p>
          </table:table-cell>
          <table:table-cell office:value-type="float" office:value="0" table:style-name="ce52">
            <text:p>0</text:p>
          </table:table-cell>
          <table:table-cell office:value-type="float" office:value="13501.02" table:style-name="ce52">
            <text:p>13.501</text:p>
          </table:table-cell>
          <table:table-cell office:value-type="float" office:value="-501.02000000000044" table:formula="of:=+[.B13]-[.D13]" table:style-name="ce52">
            <text:p>-501</text:p>
          </table:table-cell>
          <table:table-cell office:value-type="percentage" office:value="-3.7109788741887681E-2" table:formula="of:=[.E13]/[.D13]" table:style-name="ce53">
            <text:p>-3,7%</text:p>
          </table:table-cell>
          <table:table-cell office:value-type="string" table:style-name="ce50">
            <text:p>Actualmente Visacom no esta planeando realizar algun evento para captacion de clientes</text:p>
          </table:table-cell>
          <table:table-cell table:number-columns-repeated="16377"/>
        </table:table-row>
        <table:table-row table:style-name="ro1">
          <table:table-cell office:value-type="string" table:style-name="ce51">
            <text:p><text:s text:c="3"/>CREDITO TRIBUT. A/F EMPRESA(IVA)</text:p>
          </table:table-cell>
          <table:table-cell office:value-type="float" office:value="123594" table:style-name="ce52">
            <text:p>123.594</text:p>
          </table:table-cell>
          <table:table-cell office:value-type="float" office:value="107876.41" table:style-name="ce52">
            <text:p>107.876</text:p>
          </table:table-cell>
          <table:table-cell office:value-type="float" office:value="56340.32" table:style-name="ce52">
            <text:p>56.340</text:p>
          </table:table-cell>
          <table:table-cell office:value-type="float" office:value="67253.679999999993" table:formula="of:=+[.B14]-[.D14]" table:style-name="ce52">
            <text:p>67.254</text:p>
          </table:table-cell>
          <table:table-cell office:value-type="percentage" office:value="1.1937042601106986" table:formula="of:=[.E14]/[.D14]" table:style-name="ce53">
            <text:p>119,4%</text:p>
          </table:table-cell>
          <table:table-cell office:value-type="string" table:style-name="ce50">
            <text:p>Revision con el contador</text:p>
          </table:table-cell>
          <table:table-cell table:number-columns-repeated="16377"/>
        </table:table-row>
        <table:table-row table:style-name="ro1">
          <table:table-cell office:value-type="string" table:style-name="ce51">
            <text:p><text:s text:c="3"/>CREDITO TRIBUT. A/F EMPRESA(I,RENTA.)</text:p>
          </table:table-cell>
          <table:table-cell office:value-type="float" office:value="54675" table:style-name="ce52">
            <text:p>54.675</text:p>
          </table:table-cell>
          <table:table-cell office:value-type="float" office:value="47246.03" table:style-name="ce52">
            <text:p>47.246</text:p>
          </table:table-cell>
          <table:table-cell office:value-type="float" office:value="34918.089999999997" table:style-name="ce52">
            <text:p>34.918</text:p>
          </table:table-cell>
          <table:table-cell office:value-type="float" office:value="19756.910000000003" table:formula="of:=+[.B15]-[.D15]" table:style-name="ce52">
            <text:p>19.757</text:p>
          </table:table-cell>
          <table:table-cell office:value-type="percentage" office:value="0.5658072935833548" table:formula="of:=[.E15]/[.D15]" table:style-name="ce53">
            <text:p>56,6%</text:p>
          </table:table-cell>
          <table:table-cell office:value-type="string" table:style-name="ce50">
            <text:p>Revision con el contador</text:p>
          </table:table-cell>
          <table:table-cell table:number-columns-repeated="16377"/>
        </table:table-row>
        <table:table-row table:style-name="ro7">
          <table:table-cell office:value-type="string" table:style-name="ce51">
            <text:p><text:s text:c="3"/>OTROS GASTOS ANTICIPADOS-SEGUROS</text:p>
          </table:table-cell>
          <table:table-cell office:value-type="float" office:value="9678" table:style-name="ce54">
            <text:p>9.678</text:p>
          </table:table-cell>
          <table:table-cell office:value-type="float" office:value="18674.12" table:style-name="ce55">
            <text:p>18.674</text:p>
          </table:table-cell>
          <table:table-cell office:value-type="float" office:value="4849.57" table:style-name="ce55">
            <text:p>4.850</text:p>
          </table:table-cell>
          <table:table-cell office:value-type="float" office:value="4828.43" table:formula="of:=+[.B16]-[.D16]" table:style-name="ce54">
            <text:p>4.828</text:p>
          </table:table-cell>
          <table:table-cell office:value-type="percentage" office:value="0.99564085063211805" table:formula="of:=[.E16]/[.D16]" table:style-name="ce53">
            <text:p>99,6%</text:p>
          </table:table-cell>
          <table:table-cell office:value-type="string" table:style-name="ce56">
            <text:p>El incremento se debe al pago de las primas de seguros por el nuevo período 2020 por US$17 mil, monto que no se está amortizando. Ver conclusiones en pestania "Programa de auditoria"</text:p>
          </table:table-cell>
          <table:table-cell table:number-columns-repeated="16377"/>
        </table:table-row>
        <table:table-row table:style-name="ro1">
          <table:table-cell office:value-type="string" table:style-name="ce46">
            <text:p>TOTAL ACTIVOS CORRIENTES</text:p>
          </table:table-cell>
          <table:table-cell office:value-type="float" office:value="685622" table:formula="of:=SUM([.B9:.B16])" table:style-name="ce57">
            <text:p>685.622</text:p>
          </table:table-cell>
          <table:table-cell office:value-type="float" office:value="675645.45" table:formula="of:=SUM([.C9:.C16])" table:style-name="ce57">
            <text:p>675.645</text:p>
          </table:table-cell>
          <table:table-cell office:value-type="float" office:value="647485.34999999986" table:formula="of:=SUM([.D9:.D16])" table:style-name="ce57">
            <text:p>647.485</text:p>
          </table:table-cell>
          <table:table-cell office:value-type="float" office:value="38136.65" table:formula="of:=SUM([.E9:.E16])" table:style-name="ce52">
            <text:p>38.137</text:p>
          </table:table-cell>
          <table:table-cell office:value-type="percentage" office:value="5.8899633790942159E-2" table:formula="of:=[.E17]/[.D17]" table:style-name="ce53">
            <text:p>5,9%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58"/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PROPIEDADES Y EQUIPOS</text:p>
          </table:table-cell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INSTALACIONES</text:p>
          </table:table-cell>
          <table:table-cell office:value-type="float" office:value="3197" table:style-name="ce52">
            <text:p>3.197</text:p>
          </table:table-cell>
          <table:table-cell office:value-type="float" office:value="3197.25" table:style-name="ce52">
            <text:p>3.197</text:p>
          </table:table-cell>
          <table:table-cell office:value-type="float" office:value="3197.25" table:style-name="ce52">
            <text:p>3.197</text:p>
          </table:table-cell>
          <table:table-cell office:value-type="float" office:value="-0.25" table:formula="of:=+[.B20]-[.D20]" table:style-name="ce52">
            <text:p>0</text:p>
          </table:table-cell>
          <table:table-cell office:value-type="percentage" office:value="-7.8192196418797405E-5" table:formula="of:=[.E20]/[.D20]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MUEBLES Y ENSERES</text:p>
          </table:table-cell>
          <table:table-cell office:value-type="float" office:value="51144" table:style-name="ce52">
            <text:p>51.144</text:p>
          </table:table-cell>
          <table:table-cell office:value-type="float" office:value="51143.62" table:style-name="ce52">
            <text:p>51.144</text:p>
          </table:table-cell>
          <table:table-cell office:value-type="float" office:value="51143.62" table:style-name="ce52">
            <text:p>51.144</text:p>
          </table:table-cell>
          <table:table-cell office:value-type="float" office:value="0.37999999999738066" table:formula="of:=+[.B21]-[.D21]" table:style-name="ce52">
            <text:p>0</text:p>
          </table:table-cell>
          <table:table-cell office:value-type="percentage" office:value="7.43005676949306E-6" table:formula="of:=[.E21]/[.D21]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EQUIPOS DE PROYECCION</text:p>
          </table:table-cell>
          <table:table-cell office:value-type="float" office:value="36914" table:style-name="ce52">
            <text:p>36.914</text:p>
          </table:table-cell>
          <table:table-cell table:number-columns-repeated="2" table:style-name="ce52"/>
          <table:table-cell office:value-type="float" office:value="36914" table:formula="of:=+[.B22]-[.D22]" table:style-name="ce52">
            <text:p>36.914</text:p>
          </table:table-cell>
          <table:table-cell table:style-name="ce165"/>
          <table:table-cell table:style-name="ce50"/>
          <table:table-cell table:number-columns-repeated="16377"/>
        </table:table-row>
        <table:table-row table:style-name="ro8">
          <table:table-cell office:value-type="string" table:style-name="ce58">
            <text:p><text:s text:c="3"/>EQUIPOS DE COMPUTACION Y SOFTWARE</text:p>
          </table:table-cell>
          <table:table-cell office:value-type="float" office:value="84241" table:style-name="ce52">
            <text:p>84.241</text:p>
          </table:table-cell>
          <table:table-cell office:value-type="float" office:value="121154.99" table:style-name="ce52">
            <text:p>121.155</text:p>
          </table:table-cell>
          <table:table-cell office:value-type="float" office:value="84241.19" table:style-name="ce52">
            <text:p>84.241</text:p>
          </table:table-cell>
          <table:table-cell office:value-type="float" office:value="-0.19000000000232831" table:formula="of:=+[.B23]-[.D23]" table:style-name="ce52">
            <text:p>0</text:p>
          </table:table-cell>
          <table:table-cell office:value-type="percentage" office:value="-2.2554287279456557E-6" table:formula="of:=[.E23]/[.D23]" table:style-name="ce165">
            <text:p>0,0%</text:p>
          </table:table-cell>
          <table:table-cell office:value-type="string" table:style-name="ce56">
            <text:p>Este incremento se debe a la compra de 2 proyectores laser para un evento y luego del mismo éstos quedqron bajo propiedad de la compañía para poder ser utilizados en campañas con otros clientes; la vida útil de estos equipos se ha establecido en tres anios. Estos equipos, sin embargo, no constituyen equipos de computación o software por lo cual deberían clasificarse en otro rubro; en adición, en nuestras pruebas sustantivas de depreciación revisaremos el correcto cálculo de la depreciación de estos activos. Ver conclusiones en la pestania "Trabajo realizado"</text:p>
          </table:table-cell>
          <table:table-cell table:number-columns-repeated="16377"/>
        </table:table-row>
        <table:table-row table:style-name="ro1">
          <table:table-cell office:value-type="string" table:style-name="ce58">
            <text:p><text:s text:c="3"/>VEHICULOS</text:p>
          </table:table-cell>
          <table:table-cell office:value-type="float" office:value="96429" table:style-name="ce52">
            <text:p>96.429</text:p>
          </table:table-cell>
          <table:table-cell office:value-type="float" office:value="123623.22" table:style-name="ce52">
            <text:p>123.623</text:p>
          </table:table-cell>
          <table:table-cell office:value-type="float" office:value="123623.22" table:style-name="ce52">
            <text:p>123.623</text:p>
          </table:table-cell>
          <table:table-cell office:value-type="float" office:value="-27194.22" table:formula="of:=+[.B24]-[.D24]" table:style-name="ce52">
            <text:p>-27.194</text:p>
          </table:table-cell>
          <table:table-cell office:value-type="percentage" office:value="-0.21997663545731944" table:formula="of:=[.E24]/[.D24]" table:style-name="ce165">
            <text:p>-22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OTROS ACTIVOS</text:p>
          </table:table-cell>
          <table:table-cell office:value-type="float" office:value="535" table:style-name="ce54">
            <text:p>535</text:p>
          </table:table-cell>
          <table:table-cell office:value-type="float" office:value="534.76" table:style-name="ce55">
            <text:p>535</text:p>
          </table:table-cell>
          <table:table-cell office:value-type="float" office:value="534.76" table:style-name="ce55">
            <text:p>535</text:p>
          </table:table-cell>
          <table:table-cell office:value-type="float" office:value="0.24000000000000909" table:formula="of:=+[.B25]-[.D25]" table:style-name="ce54">
            <text:p>0</text:p>
          </table:table-cell>
          <table:table-cell office:value-type="percentage" office:value="4.4879946144066329E-4" table:formula="of:=[.E25]/[.D25]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TOTAL COSTO</text:p>
          </table:table-cell>
          <table:table-cell office:value-type="float" office:value="272460" table:formula="of:=SUM([.B20:.B25])" table:style-name="ce52">
            <text:p>272.460</text:p>
          </table:table-cell>
          <table:table-cell office:value-type="float" office:value="299653.84000000003" table:formula="of:=SUM([.C20:.C25])" table:style-name="ce52">
            <text:p>299.654</text:p>
          </table:table-cell>
          <table:table-cell office:value-type="float" office:value="262740.04000000004" table:formula="of:=SUM([.D20:.D25])" table:style-name="ce52">
            <text:p>262.740</text:p>
          </table:table-cell>
          <table:table-cell office:value-type="float" office:value="9719.9599999999937" table:formula="of:=SUM([.E20:.E25])" table:style-name="ce52">
            <text:p>9.720</text:p>
          </table:table-cell>
          <table:table-cell table:style-name="ce60"/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(-)DEPRECIACION ACUMULADA</text:p>
          </table:table-cell>
          <table:table-cell office:value-type="float" office:value="-171775" table:style-name="ce52">
            <text:p>-171.775</text:p>
          </table:table-cell>
          <table:table-cell office:value-type="float" office:value="-233474.84" table:style-name="ce55">
            <text:p>-233.475</text:p>
          </table:table-cell>
          <table:table-cell office:value-type="float" office:value="-222185.8" table:style-name="ce55">
            <text:p>-222.186</text:p>
          </table:table-cell>
          <table:table-cell office:value-type="float" office:value="50410.799999999988" table:formula="of:=+[.B27]-[.D27]" table:style-name="ce52">
            <text:p>50.411</text:p>
          </table:table-cell>
          <table:table-cell office:value-type="percentage" office:value="-0.2268857865804205" table:formula="of:=[.E27]/[.D27]" table:style-name="ce165">
            <text:p>-22,7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TOTAL PROPIEDADES Y EQUIPOS</text:p>
          </table:table-cell>
          <table:table-cell office:value-type="float" office:value="100685" table:formula="of:=+[.B26]+[.B27]" table:style-name="ce61">
            <text:p>100.685</text:p>
          </table:table-cell>
          <table:table-cell office:value-type="float" office:value="66179.000000000029" table:formula="of:=+[.C26]+[.C27]" table:style-name="ce61">
            <text:p>66.179</text:p>
          </table:table-cell>
          <table:table-cell office:value-type="float" office:value="40554.240000000049" table:formula="of:=+[.D26]+[.D27]" table:style-name="ce61">
            <text:p>40.554</text:p>
          </table:table-cell>
          <table:table-cell office:value-type="float" office:value="60130.75999999998" table:formula="of:=+[.E26]+[.E27]" table:style-name="ce61">
            <text:p>60.131</text:p>
          </table:table-cell>
          <table:table-cell office:value-type="percentage" office:value="1.4827243711138443" table:formula="of:=[.E28]/[.D28]" table:style-name="ce165">
            <text:p>148,3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46">
            <text:p>TOTAL DEL ACTIVO</text:p>
          </table:table-cell>
          <table:table-cell office:value-type="float" office:value="786307" table:formula="of:=+[.B28]+[.B17]" table:style-name="ce62">
            <text:p>786.307</text:p>
          </table:table-cell>
          <table:table-cell office:value-type="float" office:value="741824.45" table:formula="of:=+[.C28]+[.C17]" table:style-name="ce62">
            <text:p>741.824</text:p>
          </table:table-cell>
          <table:table-cell office:value-type="float" office:value="688039.58999999985" table:formula="of:=+[.D28]+[.D17]" table:style-name="ce62">
            <text:p>688.040</text:p>
          </table:table-cell>
          <table:table-cell office:value-type="float" office:value="98267.409999999974" table:formula="of:=+[.E28]+[.E17]" table:style-name="ce62">
            <text:p>98.267</text:p>
          </table:table-cell>
          <table:table-cell office:value-type="percentage" office:value="0.14282231927962169" table:formula="of:=[.E29]/[.D29]" table:style-name="ce165">
            <text:p>14,3%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58"/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number-columns-repeated="16377"/>
        </table:table-row>
        <table:table-row table:style-name="ro1">
          <table:table-cell office:value-type="string" table:style-name="ce46">
            <text:p>PASIVOS Y PATRIMONIO</text:p>
          </table:table-cell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number-columns-repeated="16377"/>
        </table:table-row>
        <table:table-row table:style-name="ro1">
          <table:table-cell office:value-type="string" table:style-name="ce46">
            <text:p>PASIVOS CORRIENTES</text:p>
          </table:table-cell>
          <table:table-cell table:number-columns-repeated="3" table:style-name="ce52"/>
          <table:table-cell table:style-name="ce59"/>
          <table:table-cell table:style-name="ce166"/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3"/>PROVEEDORES LOCALES</text:p>
          </table:table-cell>
          <table:table-cell office:value-type="float" office:value="16805" table:style-name="ce52">
            <text:p>16.805</text:p>
          </table:table-cell>
          <table:table-cell office:value-type="float" office:value="41534.76" table:style-name="ce52">
            <text:p>41.535</text:p>
          </table:table-cell>
          <table:table-cell office:value-type="float" office:value="14451.37" table:style-name="ce52">
            <text:p>14.451</text:p>
          </table:table-cell>
          <table:table-cell office:value-type="float" office:value="2353.6299999999992" table:formula="of:=+[.B33]-[.D33]" table:style-name="ce52">
            <text:p>2.354</text:p>
          </table:table-cell>
          <table:table-cell office:value-type="percentage" office:value="0.16286552762817635" table:formula="of:=[.E33]/[.D33]" table:style-name="ce166">
            <text:p>16,3%</text:p>
          </table:table-cell>
          <table:table-cell office:value-type="string" table:style-name="ce50">
            <text:p>actualmente la empresa esta pagando a sus proveedores, en un plazo maximo de 19 dias.</text:p>
          </table:table-cell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OBLIGACIONES BANCARIAS T/C</text:p>
          </table:table-cell>
          <table:table-cell office:value-type="float" office:value="9370" table:style-name="ce52">
            <text:p>9.370</text:p>
          </table:table-cell>
          <table:table-cell office:value-type="float" office:value="894.96" table:style-name="ce52">
            <text:p>895</text:p>
          </table:table-cell>
          <table:table-cell office:value-type="float" office:value="3203.89" table:style-name="ce52">
            <text:p>3.204</text:p>
          </table:table-cell>
          <table:table-cell office:value-type="float" office:value="6166.1100000000006" table:formula="of:=+[.B34]-[.D34]" table:style-name="ce52">
            <text:p>6.166</text:p>
          </table:table-cell>
          <table:table-cell office:value-type="percentage" office:value="1.9245698198127903" table:formula="of:=[.E34]/[.D34]" table:style-name="ce166">
            <text:p>192,5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ANTICIPOS DE CLIENTES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formula="of:=+[.B35]-[.D35]" table:style-name="ce52">
            <text:p>0</text:p>
          </table:table-cell>
          <table:table-cell office:value-type="percentage" office:value="0" table:style-name="ce166">
            <text:p>0,0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OBLIGACIONES FISCALES</text:p>
          </table:table-cell>
          <table:table-cell office:value-type="float" office:value="5925" table:style-name="ce52">
            <text:p>5.925</text:p>
          </table:table-cell>
          <table:table-cell office:value-type="float" office:value="3674.42" table:style-name="ce52">
            <text:p>3.674</text:p>
          </table:table-cell>
          <table:table-cell office:value-type="float" office:value="3227.95" table:style-name="ce52">
            <text:p>3.228</text:p>
          </table:table-cell>
          <table:table-cell office:value-type="float" office:value="2697.05" table:formula="of:=+[.B36]-[.D36]" table:style-name="ce52">
            <text:p>2.697</text:p>
          </table:table-cell>
          <table:table-cell office:value-type="percentage" office:value="0.83553029012221391" table:formula="of:=[.E36]/[.D36]" table:style-name="ce166">
            <text:p>83,6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NOMINAS Y BENEFICIOS DEL PERSONAL,IESS</text:p>
          </table:table-cell>
          <table:table-cell office:value-type="float" office:value="16175" table:style-name="ce52">
            <text:p>16.175</text:p>
          </table:table-cell>
          <table:table-cell office:value-type="float" office:value="13997.6" table:style-name="ce52">
            <text:p>13.998</text:p>
          </table:table-cell>
          <table:table-cell office:value-type="float" office:value="15397.06" table:style-name="ce52">
            <text:p>15.397</text:p>
          </table:table-cell>
          <table:table-cell office:value-type="float" office:value="777.94000000000051" table:formula="of:=+[.B37]-[.D37]" table:style-name="ce52">
            <text:p>778</text:p>
          </table:table-cell>
          <table:table-cell office:value-type="percentage" office:value="5.0525230141338709E-2" table:formula="of:=[.E37]/[.D37]" table:style-name="ce166">
            <text:p>5,1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15% PARTICIPACION DE TRABAJADORES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407.63" table:style-name="ce55">
            <text:p>1.408</text:p>
          </table:table-cell>
          <table:table-cell office:value-type="float" office:value="-1407.63" table:formula="of:=+[.B38]-[.D38]" table:style-name="ce52">
            <text:p>-1.408</text:p>
          </table:table-cell>
          <table:table-cell office:value-type="percentage" office:value="-1" table:formula="of:=[.E38]/[.D38]" table:style-name="ce166">
            <text:p>-100,0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46">
            <text:p>TOTAL PASIVOS CORRIENTES</text:p>
          </table:table-cell>
          <table:table-cell office:value-type="float" office:value="60101.74" table:style-name="ce57">
            <text:p>60.102</text:p>
          </table:table-cell>
          <table:table-cell office:value-type="float" office:value="60101.74" table:style-name="ce57">
            <text:p>60.102</text:p>
          </table:table-cell>
          <table:table-cell office:value-type="float" office:value="37687.9" table:style-name="ce57">
            <text:p>37.688</text:p>
          </table:table-cell>
          <table:table-cell office:value-type="float" office:value="22413.839999999997" table:formula="of:=+[.B39]-[.D39]" table:style-name="ce59">
            <text:p>22.414</text:p>
          </table:table-cell>
          <table:table-cell table:style-name="ce166"/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table:style-name="ce58"/>
          <table:table-cell table:number-columns-repeated="3" table:style-name="ce52"/>
          <table:table-cell table:style-name="ce59"/>
          <table:table-cell table:style-name="ce166"/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PRESTAMOS DE ACCIONIST.Y RELACIONADOS</text:p>
          </table:table-cell>
          <table:table-cell office:value-type="float" office:value="249153" table:style-name="ce52">
            <text:p>249.153</text:p>
          </table:table-cell>
          <table:table-cell office:value-type="float" office:value="245258.29" table:style-name="ce52">
            <text:p>245.258</text:p>
          </table:table-cell>
          <table:table-cell office:value-type="float" office:value="215258.29" table:style-name="ce52">
            <text:p>215.258</text:p>
          </table:table-cell>
          <table:table-cell office:value-type="float" office:value="33894.709999999992" table:formula="of:=+[.B41]-[.D41]" table:style-name="ce164">
            <text:p>33.895</text:p>
          </table:table-cell>
          <table:table-cell office:value-type="percentage" office:value="0.15746064878616284" table:formula="of:=[.E41]/[.D41]" table:style-name="ce166">
            <text:p>15,7%</text:p>
          </table:table-cell>
          <table:table-cell office:value-type="string" table:style-name="ce50">
            <text:p>corresponde a gastos cancelados por los accionistas a nombre de la compañía de la campaña “Baila Arena”</text:p>
          </table:table-cell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3"/>PROVISIONES DE JUBILACION PAT. Y DESAHUCIO</text:p>
          </table:table-cell>
          <table:table-cell office:value-type="float" office:value="50251" table:style-name="ce54">
            <text:p>50.251</text:p>
          </table:table-cell>
          <table:table-cell office:value-type="float" office:value="47526.66" table:style-name="ce55">
            <text:p>47.527</text:p>
          </table:table-cell>
          <table:table-cell office:value-type="float" office:value="52540.27" table:style-name="ce55">
            <text:p>52.540</text:p>
          </table:table-cell>
          <table:table-cell office:value-type="float" office:value="-2289.2699999999968" table:formula="of:=+[.B42]-[.D42]" table:style-name="ce164">
            <text:p>-2.289</text:p>
          </table:table-cell>
          <table:table-cell office:value-type="percentage" office:value="-4.3571721272083239E-2" table:formula="of:=[.E42]/[.D42]" table:style-name="ce165">
            <text:p>-4,4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46">
            <text:p>TOTAL PASIVOS A LARGO PLAZO</text:p>
          </table:table-cell>
          <table:table-cell office:value-type="float" office:value="292784.95" table:style-name="ce52">
            <text:p>292.785</text:p>
          </table:table-cell>
          <table:table-cell office:value-type="float" office:value="292784.95" table:style-name="ce52">
            <text:p>292.785</text:p>
          </table:table-cell>
          <table:table-cell office:value-type="float" office:value="267798.56" table:style-name="ce52">
            <text:p>267.799</text:p>
          </table:table-cell>
          <table:table-cell office:value-type="float" office:value="24986.390000000014" table:formula="of:=+[.B43]-[.D43]" table:style-name="ce59">
            <text:p>24.986</text:p>
          </table:table-cell>
          <table:table-cell table:style-name="ce60"/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46">
            <text:p>TOTAL PASIVOS<text:s text:c="2"/></text:p>
          </table:table-cell>
          <table:table-cell office:value-type="float" office:value="352886.69" table:style-name="ce63">
            <text:p>352.887</text:p>
          </table:table-cell>
          <table:table-cell office:value-type="float" office:value="352886.69" table:style-name="ce63">
            <text:p>352.887</text:p>
          </table:table-cell>
          <table:table-cell office:value-type="float" office:value="305486.46000000002" table:style-name="ce63">
            <text:p>305.486</text:p>
          </table:table-cell>
          <table:table-cell office:value-type="float" office:value="47400.229999999981" table:formula="of:=+[.B44]-[.D44]" table:style-name="ce59">
            <text:p>47.400</text:p>
          </table:table-cell>
          <table:table-cell table:style-name="ce60"/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table:style-name="ce58"/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PATRIMONIO</text:p>
          </table:table-cell>
          <table:table-cell table:number-columns-repeated="3" table:style-name="ce52"/>
          <table:table-cell table:style-name="ce59"/>
          <table:table-cell table:style-name="ce60"/>
          <table:table-cell table:style-name="ce50"/>
          <table:table-cell table:style-name="ce64"/>
          <table:table-cell table:number-columns-repeated="16376"/>
        </table:table-row>
        <table:table-row table:style-name="ro1">
          <table:table-cell office:value-type="string" table:style-name="ce58">
            <text:p><text:s text:c="4"/>CAPITAL SUSCRITO</text:p>
          </table:table-cell>
          <table:table-cell office:value-type="float" office:value="20000" table:style-name="ce52">
            <text:p>20.000</text:p>
          </table:table-cell>
          <table:table-cell office:value-type="float" office:value="20000" table:style-name="ce52">
            <text:p>20.000</text:p>
          </table:table-cell>
          <table:table-cell office:value-type="float" office:value="20000" table:style-name="ce52">
            <text:p>20.000</text:p>
          </table:table-cell>
          <table:table-cell office:value-type="float" office:value="0" table:formula="of:=+[.B47]-[.D47]" table:style-name="ce164">
            <text:p>0</text:p>
          </table:table-cell>
          <table:table-cell office:value-type="percentage" office:value="0" table:formula="of:=[.E47]/[.D47]" table:style-name="ce165">
            <text:p>0,0%</text:p>
          </table:table-cell>
          <table:table-cell table:style-name="ce50"/>
          <table:table-cell table:style-name="ce64"/>
          <table:table-cell table:number-columns-repeated="16376"/>
        </table:table-row>
        <table:table-row table:style-name="ro1">
          <table:table-cell office:value-type="string" table:style-name="ce58">
            <text:p><text:s text:c="5"/>RESERVA LEGAL</text:p>
          </table:table-cell>
          <table:table-cell office:value-type="float" office:value="10000" table:style-name="ce52">
            <text:p>10.000</text:p>
          </table:table-cell>
          <table:table-cell office:value-type="float" office:value="10000" table:style-name="ce52">
            <text:p>10.000</text:p>
          </table:table-cell>
          <table:table-cell office:value-type="float" office:value="10000" table:style-name="ce52">
            <text:p>10.000</text:p>
          </table:table-cell>
          <table:table-cell office:value-type="float" office:value="0" table:formula="of:=+[.B48]-[.D48]" table:style-name="ce164">
            <text:p>0</text:p>
          </table:table-cell>
          <table:table-cell office:value-type="percentage" office:value="0" table:formula="of:=[.E48]/[.D48]" table:style-name="ce165">
            <text:p>0,0%</text:p>
          </table:table-cell>
          <table:table-cell table:style-name="ce50"/>
          <table:table-cell table:number-columns-repeated="54" table:style-name="ce31"/>
          <table:table-cell table:number-columns-repeated="16323"/>
        </table:table-row>
        <table:table-row table:style-name="ro1">
          <table:table-cell office:value-type="string" table:style-name="ce58">
            <text:p><text:s text:c="5"/>RESERVA FACULTATIVA</text:p>
          </table:table-cell>
          <table:table-cell office:value-type="float" office:value="540000" table:style-name="ce52">
            <text:p>540.000</text:p>
          </table:table-cell>
          <table:table-cell office:value-type="float" office:value="540000" table:style-name="ce52">
            <text:p>540.000</text:p>
          </table:table-cell>
          <table:table-cell office:value-type="float" office:value="540000" table:style-name="ce52">
            <text:p>540.000</text:p>
          </table:table-cell>
          <table:table-cell office:value-type="float" office:value="0" table:formula="of:=+[.B49]-[.D49]" table:style-name="ce164">
            <text:p>0</text:p>
          </table:table-cell>
          <table:table-cell office:value-type="percentage" office:value="0" table:formula="of:=[.E49]/[.D49]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5"/>RESULTADOS ACUMULADOS</text:p>
          </table:table-cell>
          <table:table-cell office:value-type="float" office:value="-72330" table:style-name="ce52">
            <text:p>-72.330</text:p>
          </table:table-cell>
          <table:table-cell office:value-type="float" office:value="-68935.86" table:style-name="ce52">
            <text:p>-68.936</text:p>
          </table:table-cell>
          <table:table-cell office:value-type="float" office:value="-71860.5" table:style-name="ce52">
            <text:p>-71.861</text:p>
          </table:table-cell>
          <table:table-cell office:value-type="float" office:value="-469.5" table:formula="of:=+[.B50]-[.D50]" table:style-name="ce164">
            <text:p>-470</text:p>
          </table:table-cell>
          <table:table-cell office:value-type="percentage" office:value="6.5334919740330224E-3" table:formula="of:=[.E50]/[.D50]" table:style-name="ce165">
            <text:p>0,7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4"/>(-)PERDIDAS ACUMULADAS</text:p>
          </table:table-cell>
          <table:table-cell office:value-type="float" office:value="-118511" table:style-name="ce52">
            <text:p>-118.511</text:p>
          </table:table-cell>
          <table:table-cell office:value-type="float" office:value="-118511.01" table:style-name="ce52">
            <text:p>-118.511</text:p>
          </table:table-cell>
          <table:table-cell office:value-type="float" office:value="-118511.01" table:style-name="ce52">
            <text:p>-118.511</text:p>
          </table:table-cell>
          <table:table-cell office:value-type="float" office:value="9.9999999947613105E-3" table:formula="of:=+[.B51]-[.D51]" table:style-name="ce164">
            <text:p>0</text:p>
          </table:table-cell>
          <table:table-cell office:value-type="percentage" office:value="-8.4380345714388143E-8" table:formula="of:=[.E51]/[.D51]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8">
            <text:p><text:s text:c="4"/>UTILIDADES ACUMULADOS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formula="of:=+[.B52]-[.D52]" table:style-name="ce164">
            <text:p>0</text:p>
          </table:table-cell>
          <table:table-cell office:value-type="percentage" office:value="0" table:style-name="ce165">
            <text:p>0,0%</text:p>
          </table:table-cell>
          <table:table-cell table:style-name="ce50"/>
          <table:table-cell table:number-columns-repeated="16377"/>
        </table:table-row>
        <table:table-row table:style-name="ro7">
          <table:table-cell office:value-type="string" table:style-name="ce58">
            <text:p><text:s text:c="4"/>UTILIDAD(PERDIDA) PTE. EJERCICIO</text:p>
          </table:table-cell>
          <table:table-cell office:value-type="float" office:value="20430" table:style-name="ce52">
            <text:p>20.430</text:p>
          </table:table-cell>
          <table:table-cell office:value-type="float" office:value="6384.63" table:style-name="ce52">
            <text:p>6.385</text:p>
          </table:table-cell>
          <table:table-cell office:value-type="float" office:value="2924.64" table:style-name="ce52">
            <text:p>2.925</text:p>
          </table:table-cell>
          <table:table-cell office:value-type="float" office:value="17505.36" table:formula="of:=+[.B53]-[.D53]" table:style-name="ce164">
            <text:p>17.505</text:p>
          </table:table-cell>
          <table:table-cell office:value-type="percentage" office:value="5.9854751354012805" table:formula="of:=[.E53]/[.D53]" table:style-name="ce165">
            <text:p>598,5%</text:p>
          </table:table-cell>
          <table:table-cell office:value-type="string" table:style-name="ce56">
            <text:p>Esta variación corresponde al traspaso de las utilidades del ejercicio por US$2,925 a utilidades acumuladas y al resultado del presente anio 2020 por US$3,460, lo cual totaliza US$6,385</text:p>
          </table:table-cell>
          <table:table-cell table:number-columns-repeated="16377"/>
        </table:table-row>
        <table:table-row table:style-name="ro1">
          <table:table-cell office:value-type="string" table:style-name="ce46">
            <text:p>TOTAL PATRIMONIO</text:p>
          </table:table-cell>
          <table:table-cell office:value-type="float" office:value="388937.76" table:style-name="ce63">
            <text:p>388.938</text:p>
          </table:table-cell>
          <table:table-cell office:value-type="float" office:value="388937.76" table:style-name="ce63">
            <text:p>388.938</text:p>
          </table:table-cell>
          <table:table-cell office:value-type="float" office:value="382553.13" table:style-name="ce63">
            <text:p>382.553</text:p>
          </table:table-cell>
          <table:table-cell office:value-type="float" office:value="6384.6300000000047" table:formula="of:=+[.B54]-[.D54]" table:style-name="ce59">
            <text:p>6.385</text:p>
          </table:table-cell>
          <table:table-cell table:style-name="ce49"/>
          <table:table-cell table:style-name="ce50"/>
          <table:table-cell table:number-columns-repeated="16377"/>
        </table:table-row>
        <table:table-row table:style-name="ro1">
          <table:table-cell office:value-type="string" table:style-name="ce65">
            <text:p>TOTAL DEL PASIVO Y PATRIMONIO</text:p>
          </table:table-cell>
          <table:table-cell office:value-type="float" office:value="741824.45" table:style-name="ce62">
            <text:p>741.824</text:p>
          </table:table-cell>
          <table:table-cell office:value-type="float" office:value="741824.45" table:style-name="ce62">
            <text:p>741.824</text:p>
          </table:table-cell>
          <table:table-cell office:value-type="float" office:value="688039.59" table:style-name="ce62">
            <text:p>688.040</text:p>
          </table:table-cell>
          <table:table-cell office:value-type="float" office:value="53784.859999999986" table:formula="of:=+[.B55]-[.D55]" table:style-name="ce66">
            <text:p>53.785</text:p>
          </table:table-cell>
          <table:table-cell table:style-name="ce67"/>
          <table:table-cell table:style-name="ce68"/>
          <table:table-cell table:number-columns-repeated="16377"/>
        </table:table-row>
        <table:table-row table:style-name="ro1">
          <table:table-cell table:number-columns-repeated="2" table:style-name="ce31"/>
          <table:table-cell table:number-columns-repeated="2" table:style-name="ce69"/>
          <table:table-cell table:style-name="ce70"/>
          <table:table-cell table:style-name="ce33"/>
          <table:table-cell table:style-name="ce34"/>
          <table:table-cell table:number-columns-repeated="16377"/>
        </table:table-row>
        <table:table-row table:style-name="ro1">
          <table:table-cell office:value-type="string" table:style-name="ce71">
            <text:p>Capital de trabajo</text:p>
          </table:table-cell>
          <table:table-cell table:style-name="ce31"/>
          <table:table-cell office:value-type="float" office:value="11.241695331948792" table:formula="of:=[ESF.C17]/[ESF.C39]" table:style-name="ce72">
            <text:p>11,24</text:p>
          </table:table-cell>
          <table:table-cell table:style-name="ce73"/>
          <table:table-cell table:style-name="ce70"/>
          <table:table-cell table:style-name="ce33"/>
          <table:table-cell table:style-name="ce34"/>
          <table:table-cell table:number-columns-repeated="16377"/>
        </table:table-row>
        <table:table-row table:style-name="ro1">
          <table:table-cell office:value-type="string" table:style-name="ce71">
            <text:p>Dias cxc</text:p>
          </table:table-cell>
          <table:table-cell table:style-name="ce31"/>
          <table:table-cell office:value-type="float" office:value="17.406923056655806" table:formula="of:=360/([ERI.B8]/[ESF.C10])" table:style-name="ce72">
            <text:p>17,41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1">
          <table:table-cell office:value-type="string" table:style-name="ce71">
            <text:p>Dias Cxp</text:p>
          </table:table-cell>
          <table:table-cell table:style-name="ce31"/>
          <table:table-cell office:value-type="float" office:value="14.008206398472566" table:formula="of:=360/([ERI.B20]/[ESF.C33])" table:style-name="ce72">
            <text:p>14,01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number-rows-repeated="3" table:style-name="ro1">
          <table:table-cell table:number-columns-repeated="4" table:style-name="ce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1">
          <table:table-cell table:number-columns-repeated="2" table:style-name="ce74"/>
          <table:table-cell table:style-name="ce75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6"/>
          <table:table-cell table:number-columns-repeated="16381"/>
        </table:table-row>
        <table:table-row table:number-rows-repeated="1048511" table:style-name="ro1">
          <table:table-cell table:number-columns-repeated="16384"/>
        </table:table-row>
      </table:table>
      <table:table table:name="ERI" table:style-name="ta2">
        <table:table-column table:style-name="co15" table:default-cell-style-name="ce82"/>
        <table:table-column table:style-name="co16" table:default-cell-style-name="ce129"/>
        <table:table-column table:style-name="co17" table:number-columns-repeated="2" table:default-cell-style-name="ce82"/>
        <table:table-column table:style-name="co8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number-columns-repeated="49" table:default-cell-style-name="ce82"/>
        <table:table-column table:style-name="co3" table:number-columns-repeated="3" table:default-cell-style-name="ce82"/>
        <table:table-column table:style-name="co6" table:number-columns-repeated="16325" table:default-cell-style-name="ce1"/>
        <table:table-row table:style-name="ro5">
          <table:table-cell office:value-type="string" table:style-name="ce81">
            <text:p>VISACOM S.A.</text:p>
          </table:table-cell>
          <table:table-cell table:number-columns-repeated="58" table:style-name="ce82"/>
          <table:table-cell table:number-columns-repeated="16325"/>
        </table:table-row>
        <table:table-row table:style-name="ro9">
          <table:table-cell office:value-type="string" table:style-name="ce83">
            <text:p>Revision analitica del estado de resultados</text:p>
          </table:table-cell>
          <table:table-cell table:number-columns-repeated="58" table:style-name="ce82"/>
          <table:table-cell table:number-columns-repeated="16325"/>
        </table:table-row>
        <table:table-row table:style-name="ro2">
          <table:table-cell office:value-type="string" table:style-name="ce35">
            <text:p>Al 31 de diciembre del 2020</text:p>
          </table:table-cell>
          <table:table-cell table:number-columns-repeated="58" table:style-name="ce82"/>
          <table:table-cell table:number-columns-repeated="16325"/>
        </table:table-row>
        <table:table-row table:style-name="ro5">
          <table:table-cell office:value-type="string" table:style-name="ce36">
            <text:p>(USD $ Dolares )</text:p>
          </table:table-cell>
          <table:table-cell table:number-columns-repeated="58" table:style-name="ce82"/>
          <table:table-cell table:number-columns-repeated="16325"/>
        </table:table-row>
        <table:table-row table:style-name="ro10">
          <table:table-cell office:value-type="string" table:number-columns-spanned="1" table:number-rows-spanned="2" table:style-name="ce130">
            <text:p>Descripcion</text:p>
          </table:table-cell>
          <table:table-cell office:value-type="string" table:number-columns-spanned="2" table:number-rows-spanned="1" table:style-name="ce131">
            <text:p>Saldo de los Estados Financieros</text:p>
          </table:table-cell>
          <table:covered-table-cell/>
          <table:table-cell office:value-type="string" table:number-columns-spanned="2" table:number-rows-spanned="1" table:style-name="ce132">
            <text:p>Variaciones</text:p>
          </table:table-cell>
          <table:covered-table-cell/>
          <table:table-cell office:value-type="string" table:number-columns-spanned="1" table:number-rows-spanned="2" table:style-name="ce133">
            <text:p>Explicacione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84">
            <text:p>dic-20</text:p>
          </table:table-cell>
          <table:table-cell office:value-type="string" table:style-name="ce85">
            <text:p>dic-19</text:p>
          </table:table-cell>
          <table:table-cell office:value-type="string" table:style-name="ce86">
            <text:p>US$</text:p>
          </table:table-cell>
          <table:table-cell office:value-type="string" table:style-name="ce40">
            <text:p>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87">
            <text:p>INGRESOS POR VENTAS</text:p>
          </table:table-cell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Ventas de servicios</text:p>
          </table:table-cell>
          <table:table-cell office:value-type="float" office:value="1138630" table:style-name="ce88">
            <text:p>1.138.630</text:p>
          </table:table-cell>
          <table:table-cell office:value-type="float" office:value="1086640" table:style-name="ce94">
            <text:p>1.086.640</text:p>
          </table:table-cell>
          <table:table-cell office:value-type="float" office:value="51990" table:formula="of:=[.B8]-[.C8]" table:style-name="ce171">
            <text:p>51.990</text:p>
          </table:table-cell>
          <table:table-cell office:value-type="percentage" office:value="4.7844732386070822E-2" table:formula="of:=[.D8]/[.C8]" table:style-name="ce170">
            <text:p>4,8%</text:p>
          </table:table-cell>
          <table:table-cell table:style-name="ce97"/>
          <table:table-cell table:number-columns-repeated="16378"/>
        </table:table-row>
        <table:table-row table:style-name="ro1">
          <table:table-cell office:value-type="string" table:style-name="ce93">
            <text:p>Ingresos por comisiones</text:p>
          </table:table-cell>
          <table:table-cell office:value-type="float" office:value="113619" table:style-name="ce88">
            <text:p>113.619</text:p>
          </table:table-cell>
          <table:table-cell office:value-type="float" office:value="91131" table:style-name="ce94">
            <text:p>91.131</text:p>
          </table:table-cell>
          <table:table-cell office:value-type="float" office:value="22488" table:formula="of:=[.B9]-[.C9]" table:style-name="ce171">
            <text:p>22.488</text:p>
          </table:table-cell>
          <table:table-cell office:value-type="percentage" office:value="0.24676564506040755" table:formula="of:=[.D9]/[.C9]" table:style-name="ce170">
            <text:p>24,7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Eventos propios</text:p>
          </table:table-cell>
          <table:table-cell office:value-type="float" office:value="0" table:style-name="ce88">
            <text:p>0</text:p>
          </table:table-cell>
          <table:table-cell office:value-type="float" office:value="83552" table:style-name="ce94">
            <text:p>83.552</text:p>
          </table:table-cell>
          <table:table-cell office:value-type="float" office:value="-83552" table:formula="of:=[.B10]-[.C10]" table:style-name="ce171">
            <text:p>-83.552</text:p>
          </table:table-cell>
          <table:table-cell office:value-type="percentage" office:value="-1" table:formula="of:=[.D10]/[.C10]" table:style-name="ce170">
            <text:p>-100,0%</text:p>
          </table:table-cell>
          <table:table-cell table:style-name="ce98"/>
          <table:table-cell table:number-columns-repeated="16378"/>
        </table:table-row>
        <table:table-row table:style-name="ro9">
          <table:table-cell office:value-type="string" table:style-name="ce99">
            <text:p>Total Ingresos</text:p>
          </table:table-cell>
          <table:table-cell office:value-type="float" office:value="1252249" table:formula="of:=SUM([.B8:.B10])" table:style-name="ce100">
            <text:p>1.252.249</text:p>
          </table:table-cell>
          <table:table-cell office:value-type="float" office:value="1261323" table:formula="of:=SUM([.C8:.C10])" table:style-name="ce100">
            <text:p>1.261.323</text:p>
          </table:table-cell>
          <table:table-cell table:style-name="ce95"/>
          <table:table-cell table:style-name="ce96"/>
          <table:table-cell table:style-name="ce101"/>
          <table:table-cell table:number-columns-repeated="16378"/>
        </table:table-row>
        <table:table-row table:style-name="ro1">
          <table:table-cell office:value-type="string" table:style-name="ce102">
            <text:p>% comisiones</text:p>
          </table:table-cell>
          <table:table-cell office:value-type="percentage" office:value="9.9785707385190978E-2" table:formula="of:=+[.B9]/[.B8]" table:style-name="ce103">
            <text:p>10,0%</text:p>
          </table:table-cell>
          <table:table-cell office:value-type="percentage" office:value="8.3864941470956342E-2" table:formula="of:=+[.C9]/[.C8]" table:style-name="ce103">
            <text:p>8,4%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87">
            <text:p>COSTO DE VENTAS</text:p>
          </table:table-cell>
          <table:table-cell table:style-name="ce104"/>
          <table:table-cell table:style-name="ce105"/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Sueldos y beneficios de trabajadores</text:p>
          </table:table-cell>
          <table:table-cell office:value-type="float" office:value="129691" table:style-name="ce88">
            <text:p>129.691</text:p>
          </table:table-cell>
          <table:table-cell office:value-type="float" office:value="152102" table:style-name="ce94">
            <text:p>152.102</text:p>
          </table:table-cell>
          <table:table-cell office:value-type="float" office:value="-22411" table:formula="of:=[.B14]-[.C14]" table:style-name="ce171">
            <text:p>-22.411</text:p>
          </table:table-cell>
          <table:table-cell office:value-type="percentage" office:value="-0.14734191529368451" table:formula="of:=[.D14]/[.C14]" table:style-name="ce170">
            <text:p>-14,7%</text:p>
          </table:table-cell>
          <table:table-cell table:style-name="ce106"/>
          <table:table-cell table:number-columns-repeated="16378"/>
        </table:table-row>
        <table:table-row table:style-name="ro1">
          <table:table-cell office:value-type="string" table:style-name="ce93">
            <text:p>Costos de eventos propios</text:p>
          </table:table-cell>
          <table:table-cell office:value-type="float" office:value="0" table:style-name="ce88">
            <text:p>0</text:p>
          </table:table-cell>
          <table:table-cell office:value-type="float" office:value="180633" table:style-name="ce94">
            <text:p>180.633</text:p>
          </table:table-cell>
          <table:table-cell office:value-type="float" office:value="-180633" table:formula="of:=[.B15]-[.C15]" table:style-name="ce171">
            <text:p>-180.633</text:p>
          </table:table-cell>
          <table:table-cell office:value-type="percentage" office:value="-1" table:formula="of:=[.D15]/[.C15]" table:style-name="ce170">
            <text:p>-100,0%</text:p>
          </table:table-cell>
          <table:table-cell table:style-name="ce106"/>
          <table:table-cell table:number-columns-repeated="16378"/>
        </table:table-row>
        <table:table-row table:style-name="ro1">
          <table:table-cell office:value-type="string" table:style-name="ce93">
            <text:p>Servicios contratados</text:p>
          </table:table-cell>
          <table:table-cell office:value-type="float" office:value="371257" table:style-name="ce88">
            <text:p>371.257</text:p>
          </table:table-cell>
          <table:table-cell office:value-type="float" office:value="226142" table:formula="of:=203442+22700" table:style-name="ce94">
            <text:p>226.142</text:p>
          </table:table-cell>
          <table:table-cell office:value-type="float" office:value="145115" table:formula="of:=[.B16]-[.C16]" table:style-name="ce171">
            <text:p>145.115</text:p>
          </table:table-cell>
          <table:table-cell office:value-type="percentage" office:value="0.64169857876909198" table:formula="of:=[.D16]/[.C16]" table:style-name="ce170">
            <text:p>64,2%</text:p>
          </table:table-cell>
          <table:table-cell table:style-name="ce106"/>
          <table:table-cell table:number-columns-repeated="16378"/>
        </table:table-row>
        <table:table-row table:style-name="ro1">
          <table:table-cell office:value-type="string" table:style-name="ce93">
            <text:p>Personal externo contratado</text:p>
          </table:table-cell>
          <table:table-cell office:value-type="float" office:value="122314" table:style-name="ce88">
            <text:p>122.314</text:p>
          </table:table-cell>
          <table:table-cell office:value-type="float" office:value="152837" table:style-name="ce94">
            <text:p>152.837</text:p>
          </table:table-cell>
          <table:table-cell office:value-type="float" office:value="-30523" table:formula="of:=[.B17]-[.C17]" table:style-name="ce171">
            <text:p>-30.523</text:p>
          </table:table-cell>
          <table:table-cell office:value-type="percentage" office:value="-0.19970949442870509" table:formula="of:=[.D17]/[.C17]" table:style-name="ce170">
            <text:p>-2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Materiales de produccion</text:p>
          </table:table-cell>
          <table:table-cell office:value-type="float" office:value="142642" table:style-name="ce88">
            <text:p>142.642</text:p>
          </table:table-cell>
          <table:table-cell office:value-type="float" office:value="105012" table:style-name="ce94">
            <text:p>105.012</text:p>
          </table:table-cell>
          <table:table-cell office:value-type="float" office:value="37630" table:formula="of:=[.B18]-[.C18]" table:style-name="ce171">
            <text:p>37.630</text:p>
          </table:table-cell>
          <table:table-cell office:value-type="percentage" office:value="0.35833999923818233" table:formula="of:=[.D18]/[.C18]" table:style-name="ce170">
            <text:p>35,8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Otros costos de produccion y ventas</text:p>
          </table:table-cell>
          <table:table-cell office:value-type="float" office:value="301507" table:formula="of:=1067411-765904" table:style-name="ce88">
            <text:p>301.507</text:p>
          </table:table-cell>
          <table:table-cell office:value-type="float" office:value="169609" table:formula="of:=986335-794026-22700" table:style-name="ce94">
            <text:p>169.609</text:p>
          </table:table-cell>
          <table:table-cell office:value-type="float" office:value="131898" table:formula="of:=[.B19]-[.C19]" table:style-name="ce171">
            <text:p>131.898</text:p>
          </table:table-cell>
          <table:table-cell office:value-type="percentage" office:value="0.77765920440542657" table:formula="of:=[.D19]/[.C19]" table:style-name="ce170">
            <text:p>77,8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107">
            <text:p>Total Costos</text:p>
          </table:table-cell>
          <table:table-cell office:value-type="float" office:value="1067411" table:formula="of:=SUM([.B14:.B19])" table:style-name="ce108">
            <text:p>1.067.411</text:p>
          </table:table-cell>
          <table:table-cell office:value-type="float" office:value="986335" table:formula="of:=SUM([.C14:.C19])" table:style-name="ce108">
            <text:p>986.335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109">
            <text:p>Margen bruto US$</text:p>
          </table:table-cell>
          <table:table-cell office:value-type="float" office:value="184838" table:formula="of:=+[.B11]-[.B20]" table:style-name="ce110">
            <text:p>184.838</text:p>
          </table:table-cell>
          <table:table-cell office:value-type="float" office:value="274988" table:formula="of:=+[.C11]-[.C20]" table:style-name="ce110">
            <text:p>274.988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102">
            <text:p>%</text:p>
          </table:table-cell>
          <table:table-cell office:value-type="percentage" office:value="0.85239517060904024" table:formula="of:=+[.B20]/[.B11]" table:style-name="ce111">
            <text:p>85,2%</text:p>
          </table:table-cell>
          <table:table-cell office:value-type="percentage" office:value="0.78198447186010245" table:formula="of:=+[.C20]/[.C11]" table:style-name="ce111">
            <text:p>78,2%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87">
            <text:p>GASTOS DE ADMINISTRACION Y VENTAS</text:p>
          </table:table-cell>
          <table:table-cell table:style-name="ce88"/>
          <table:table-cell table:style-name="ce89"/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Sueldos y beneficios de trabajadores</text:p>
          </table:table-cell>
          <table:table-cell office:value-type="float" office:value="46751" table:style-name="ce88">
            <text:p>46.751</text:p>
          </table:table-cell>
          <table:table-cell office:value-type="float" office:value="84526" table:style-name="ce94">
            <text:p>84.526</text:p>
          </table:table-cell>
          <table:table-cell office:value-type="float" office:value="-37775" table:formula="of:=[.B24]-[.C24]" table:style-name="ce171">
            <text:p>-37.775</text:p>
          </table:table-cell>
          <table:table-cell office:value-type="percentage" office:value="-0.44690391122258238" table:formula="of:=[.D24]/[.C24]" table:style-name="ce170">
            <text:p>-44,7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Honorarios por asesoria en marketing</text:p>
          </table:table-cell>
          <table:table-cell office:value-type="float" office:value="0" table:style-name="ce88">
            <text:p>0</text:p>
          </table:table-cell>
          <table:table-cell office:value-type="float" office:value="71250" table:style-name="ce94">
            <text:p>71.250</text:p>
          </table:table-cell>
          <table:table-cell office:value-type="float" office:value="-71250" table:formula="of:=[.B25]-[.C25]" table:style-name="ce171">
            <text:p>-71.250</text:p>
          </table:table-cell>
          <table:table-cell office:value-type="percentage" office:value="-1" table:formula="of:=[.D25]/[.C25]" table:style-name="ce170">
            <text:p>-10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Arriendos</text:p>
          </table:table-cell>
          <table:table-cell office:value-type="float" office:value="25852" table:style-name="ce88">
            <text:p>25.852</text:p>
          </table:table-cell>
          <table:table-cell office:value-type="float" office:value="24200" table:style-name="ce94">
            <text:p>24.200</text:p>
          </table:table-cell>
          <table:table-cell office:value-type="float" office:value="1652" table:formula="of:=[.B26]-[.C26]" table:style-name="ce171">
            <text:p>1.652</text:p>
          </table:table-cell>
          <table:table-cell office:value-type="percentage" office:value="6.8264462809917353E-2" table:formula="of:=[.D26]/[.C26]" table:style-name="ce170">
            <text:p>6,8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Honorarios por servicios de terceros</text:p>
          </table:table-cell>
          <table:table-cell office:value-type="float" office:value="14174" table:style-name="ce88">
            <text:p>14.174</text:p>
          </table:table-cell>
          <table:table-cell office:value-type="float" office:value="23446" table:style-name="ce94">
            <text:p>23.446</text:p>
          </table:table-cell>
          <table:table-cell office:value-type="float" office:value="-9272" table:formula="of:=[.B27]-[.C27]" table:style-name="ce171">
            <text:p>-9.272</text:p>
          </table:table-cell>
          <table:table-cell office:value-type="percentage" office:value="-0.39546191247974066" table:formula="of:=[.D27]/[.C27]" table:style-name="ce170">
            <text:p>-39,5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Depreciacion</text:p>
          </table:table-cell>
          <table:table-cell office:value-type="float" office:value="15464" table:style-name="ce88">
            <text:p>15.464</text:p>
          </table:table-cell>
          <table:table-cell office:value-type="float" office:value="19954" table:style-name="ce95">
            <text:p>19.954</text:p>
          </table:table-cell>
          <table:table-cell office:value-type="float" office:value="-4490" table:formula="of:=[.B28]-[.C28]" table:style-name="ce171">
            <text:p>-4.490</text:p>
          </table:table-cell>
          <table:table-cell office:value-type="percentage" office:value="0" table:style-name="ce170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Gastos de mantenimiento</text:p>
          </table:table-cell>
          <table:table-cell office:value-type="float" office:value="10546" table:style-name="ce88">
            <text:p>10.546</text:p>
          </table:table-cell>
          <table:table-cell office:value-type="float" office:value="15075" table:style-name="ce95">
            <text:p>15.075</text:p>
          </table:table-cell>
          <table:table-cell office:value-type="float" office:value="-4529" table:formula="of:=[.B29]-[.C29]" table:style-name="ce171">
            <text:p>-4.529</text:p>
          </table:table-cell>
          <table:table-cell office:value-type="percentage" office:value="0" table:style-name="ce170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Seguros</text:p>
          </table:table-cell>
          <table:table-cell office:value-type="float" office:value="14476" table:style-name="ce88">
            <text:p>14.476</text:p>
          </table:table-cell>
          <table:table-cell office:value-type="float" office:value="14012" table:style-name="ce95">
            <text:p>14.012</text:p>
          </table:table-cell>
          <table:table-cell office:value-type="float" office:value="464" table:formula="of:=[.B30]-[.C30]" table:style-name="ce171">
            <text:p>464</text:p>
          </table:table-cell>
          <table:table-cell office:value-type="percentage" office:value="0" table:style-name="ce170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93">
            <text:p>Otros gastos de administracion y ventas</text:p>
          </table:table-cell>
          <table:table-cell office:value-type="float" office:value="36362" table:formula="of:=162675-127263+950" table:style-name="ce88">
            <text:p>36.362</text:p>
          </table:table-cell>
          <table:table-cell office:value-type="float" office:value="28834" table:style-name="ce95">
            <text:p>28.834</text:p>
          </table:table-cell>
          <table:table-cell office:value-type="float" office:value="7528" table:formula="of:=[.B31]-[.C31]" table:style-name="ce171">
            <text:p>7.528</text:p>
          </table:table-cell>
          <table:table-cell office:value-type="percentage" office:value="0" table:style-name="ce170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107">
            <text:p>Total</text:p>
          </table:table-cell>
          <table:table-cell office:value-type="float" office:value="163625" table:formula="of:=SUM([.B24:.B31])" table:style-name="ce112">
            <text:p>163.625</text:p>
          </table:table-cell>
          <table:table-cell office:value-type="float" office:value="281297" table:formula="of:=SUM([.C24:.C31])" table:style-name="ce112">
            <text:p>281.297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113">
            <text:p>Utilidad (perdida) operacional</text:p>
          </table:table-cell>
          <table:table-cell office:value-type="float" office:value="21213" table:formula="of:=+[.B21]-[.B32]" table:style-name="ce114">
            <text:p>21.213</text:p>
          </table:table-cell>
          <table:table-cell office:value-type="float" office:value="-6309" table:formula="of:=+[.C21]-[.C32]" table:style-name="ce114">
            <text:p>-6.309</text:p>
          </table:table-cell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9">
          <table:table-cell table:style-name="ce99"/>
          <table:table-cell table:style-name="ce115"/>
          <table:table-cell table:style-name="ce116"/>
          <table:table-cell table:style-name="ce95"/>
          <table:table-cell table:style-name="ce96"/>
          <table:table-cell table:style-name="ce92"/>
          <table:table-cell table:number-columns-repeated="16378"/>
        </table:table-row>
        <table:table-row table:style-name="ro1">
          <table:table-cell office:value-type="string" table:style-name="ce107">
            <text:p>Ingresos (gastos) financieros</text:p>
          </table:table-cell>
          <table:table-cell office:value-type="float" office:value="-783" table:formula="of:=-828+45" table:style-name="ce88">
            <text:p>-783</text:p>
          </table:table-cell>
          <table:table-cell office:value-type="float" office:value="-1634" table:style-name="ce95">
            <text:p>-1.634</text:p>
          </table:table-cell>
          <table:table-cell office:value-type="float" office:value="851" table:formula="of:=[.B35]-[.C35]" table:style-name="ce171">
            <text:p>851</text:p>
          </table:table-cell>
          <table:table-cell office:value-type="percentage" office:value="0" table:style-name="ce167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107">
            <text:p>Otros ingresos</text:p>
          </table:table-cell>
          <table:table-cell office:value-type="float" office:value="0" table:style-name="ce88">
            <text:p>0</text:p>
          </table:table-cell>
          <table:table-cell office:value-type="float" office:value="17327" table:style-name="ce95">
            <text:p>17.327</text:p>
          </table:table-cell>
          <table:table-cell office:value-type="float" office:value="-17327" table:formula="of:=[.B36]-[.C36]" table:style-name="ce171">
            <text:p>-17.327</text:p>
          </table:table-cell>
          <table:table-cell office:value-type="percentage" office:value="0" table:style-name="ce167">
            <text:p>0,0%</text:p>
          </table:table-cell>
          <table:table-cell table:style-name="ce92"/>
          <table:table-cell table:number-columns-repeated="16378"/>
        </table:table-row>
        <table:table-row table:style-name="ro1">
          <table:table-cell office:value-type="string" table:style-name="ce117">
            <text:p>Utilidad (Pérdida) antes de PT e IR</text:p>
          </table:table-cell>
          <table:table-cell office:value-type="float" office:value="20430" table:formula="of:=SUM([.B33:.B36])" table:style-name="ce118">
            <text:p>20.430</text:p>
          </table:table-cell>
          <table:table-cell office:value-type="float" office:value="9384" table:formula="of:=SUM([.C33:.C36])" table:style-name="ce118">
            <text:p>9.384</text:p>
          </table:table-cell>
          <table:table-cell table:style-name="ce171"/>
          <table:table-cell table:style-name="ce167"/>
          <table:table-cell table:style-name="ce119"/>
          <table:table-cell table:number-columns-repeated="16378"/>
        </table:table-row>
        <table:table-row table:style-name="ro1">
          <table:table-cell table:style-name="ce120"/>
          <table:table-cell table:number-columns-repeated="3" table:style-name="ce89"/>
          <table:table-cell table:style-name="ce121"/>
          <table:table-cell table:style-name="ce122"/>
          <table:table-cell table:number-columns-repeated="16378"/>
        </table:table-row>
        <table:table-row table:style-name="ro1">
          <table:table-cell office:value-type="string" table:style-name="ce117">
            <text:p>15% Participacion de trabajadores</text:p>
          </table:table-cell>
          <table:table-cell table:style-name="ce89"/>
          <table:table-cell office:value-type="float" office:value="-1408" table:style-name="ce89">
            <text:p>-1.408</text:p>
          </table:table-cell>
          <table:table-cell office:value-type="float" office:value="1408" table:formula="of:=[.B39]-[.C39]" table:style-name="ce171">
            <text:p>1.408</text:p>
          </table:table-cell>
          <table:table-cell office:value-type="percentage" office:value="0" table:style-name="ce168">
            <text:p>0,0%</text:p>
          </table:table-cell>
          <table:table-cell table:style-name="ce122"/>
          <table:table-cell table:number-columns-repeated="16378"/>
        </table:table-row>
        <table:table-row table:style-name="ro9">
          <table:table-cell office:value-type="string" table:style-name="ce117">
            <text:p>Impuesto a la renta</text:p>
          </table:table-cell>
          <table:table-cell table:style-name="ce123"/>
          <table:table-cell office:value-type="float" office:value="-5052" table:style-name="ce121">
            <text:p>-5052</text:p>
          </table:table-cell>
          <table:table-cell office:value-type="float" office:value="5052" table:formula="of:=[.B40]-[.C40]" table:style-name="ce171">
            <text:p>5.052</text:p>
          </table:table-cell>
          <table:table-cell office:value-type="percentage" office:value="0" table:style-name="ce168">
            <text:p>0,0%</text:p>
          </table:table-cell>
          <table:table-cell table:style-name="ce122"/>
          <table:table-cell table:number-columns-repeated="16378"/>
        </table:table-row>
        <table:table-row table:style-name="ro9">
          <table:table-cell office:value-type="string" table:style-name="ce124">
            <text:p>UTILIDAD NETA</text:p>
          </table:table-cell>
          <table:table-cell office:value-type="float" office:value="20430" table:formula="of:=SUM([.B37:.B40])" table:style-name="ce125">
            <text:p>20.430</text:p>
          </table:table-cell>
          <table:table-cell office:value-type="float" office:value="2924" table:formula="of:=SUM([.C37:.C40])" table:style-name="ce125">
            <text:p>2.924</text:p>
          </table:table-cell>
          <table:table-cell table:style-name="ce172"/>
          <table:table-cell table:style-name="ce169"/>
          <table:table-cell table:style-name="ce128"/>
          <table:table-cell table:number-columns-repeated="16378"/>
        </table:table-row>
        <table:table-row table:number-rows-repeated="1048535" table:style-name="ro9">
          <table:table-cell table:number-columns-repeated="16384"/>
        </table:table-row>
      </table:table>
      <table:table table:name="Detalle_ER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9" table:default-cell-style-name="ce1"/>
        <table:table-column table:style-name="co20" table:number-columns-repeated="52" table:default-cell-style-name="ce1"/>
        <table:table-column table:style-name="co6" table:number-columns-repeated="16320" table:default-cell-style-name="ce1"/>
        <table:table-row table:style-name="ro11">
          <table:table-cell/>
          <table:table-cell office:value-type="string" table:style-name="ce134">
            <text:p>VISACOM S.A.</text:p>
          </table:table-cell>
          <table:table-cell table:number-columns-repeated="9" table:style-name="ce134"/>
          <table:table-cell table:number-columns-repeated="16373" table:style-name="ce1"/>
        </table:table-row>
        <table:table-row table:style-name="ro9">
          <table:table-cell/>
          <table:table-cell office:value-type="string" table:style-name="ce83">
            <text:p>Estado de Resultado Integral</text:p>
          </table:table-cell>
          <table:table-cell table:number-columns-repeated="9" table:style-name="ce83"/>
          <table:table-cell table:number-columns-repeated="16373" table:style-name="ce1"/>
        </table:table-row>
        <table:table-row table:style-name="ro9">
          <table:table-cell/>
          <table:table-cell office:value-type="string" table:style-name="ce83">
            <text:p>Desde el 01/01/2020 hasta el 31/08/2020</text:p>
          </table:table-cell>
          <table:table-cell table:number-columns-repeated="9" table:style-name="ce83"/>
          <table:table-cell table:number-columns-repeated="16373" table:style-name="ce1"/>
        </table:table-row>
        <table:table-row table:style-name="ro1">
          <table:table-cell/>
          <table:table-cell office:value-type="string" table:style-name="ce135">
            <text:p>us$ dolar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36">
            <text:p>enero 2020</text:p>
          </table:table-cell>
          <table:table-cell office:value-type="string" table:style-name="ce136">
            <text:p>febrero 2020</text:p>
          </table:table-cell>
          <table:table-cell office:value-type="string" table:style-name="ce136">
            <text:p>marzo 2020</text:p>
          </table:table-cell>
          <table:table-cell office:value-type="string" table:style-name="ce136">
            <text:p>abril 2020</text:p>
          </table:table-cell>
          <table:table-cell office:value-type="string" table:style-name="ce136">
            <text:p>mayo 2020</text:p>
          </table:table-cell>
          <table:table-cell office:value-type="string" table:style-name="ce136">
            <text:p>junio 2020</text:p>
          </table:table-cell>
          <table:table-cell office:value-type="string" table:style-name="ce136">
            <text:p>julio 2020</text:p>
          </table:table-cell>
          <table:table-cell office:value-type="string" table:style-name="ce136">
            <text:p>agosto 2020</text:p>
          </table:table-cell>
          <table:table-cell office:value-type="string" table:style-name="ce136">
            <text:p>Tota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7">
            <text:p>4</text:p>
          </table:table-cell>
          <table:table-cell office:value-type="string" table:style-name="ce137">
            <text:p>Ingresos</text:p>
          </table:table-cell>
          <table:table-cell office:value-type="float" office:value="234284.35" table:style-name="ce138">
            <text:p>234.284,35</text:p>
          </table:table-cell>
          <table:table-cell office:value-type="float" office:value="388306.84" table:style-name="ce138">
            <text:p>388.306,84</text:p>
          </table:table-cell>
          <table:table-cell office:value-type="float" office:value="209959.61" table:style-name="ce138">
            <text:p>209.959,61</text:p>
          </table:table-cell>
          <table:table-cell office:value-type="float" office:value="4141.8500000000004" table:style-name="ce138">
            <text:p>4.141,85</text:p>
          </table:table-cell>
          <table:table-cell office:value-type="float" office:value="46781.52" table:style-name="ce138">
            <text:p>46.781,52</text:p>
          </table:table-cell>
          <table:table-cell office:value-type="float" office:value="3379.86" table:style-name="ce138">
            <text:p>3.379,86</text:p>
          </table:table-cell>
          <table:table-cell office:value-type="float" office:value="9470.2800000000007" table:style-name="ce138">
            <text:p>9.470,28</text:p>
          </table:table-cell>
          <table:table-cell office:value-type="float" office:value="54120.3" table:style-name="ce138">
            <text:p>54.120,30</text:p>
          </table:table-cell>
          <table:table-cell office:value-type="float" office:value="950444.61" table:style-name="ce138">
            <text:p>950.444,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4.1</text:p>
          </table:table-cell>
          <table:table-cell office:value-type="string" table:style-name="ce137">
            <text:p>Ingresos de Actividades Ordinarias</text:p>
          </table:table-cell>
          <table:table-cell office:value-type="float" office:value="234283.74" table:style-name="ce139">
            <text:p>234.283,74</text:p>
          </table:table-cell>
          <table:table-cell office:value-type="float" office:value="388306.33" table:style-name="ce139">
            <text:p>388.306,33</text:p>
          </table:table-cell>
          <table:table-cell office:value-type="float" office:value="209959.25" table:style-name="ce139">
            <text:p>209.959,25</text:p>
          </table:table-cell>
          <table:table-cell office:value-type="float" office:value="4141.8500000000004" table:style-name="ce140">
            <text:p>4.141,85</text:p>
          </table:table-cell>
          <table:table-cell office:value-type="float" office:value="46781.120000000003" table:style-name="ce138">
            <text:p>46.781,12</text:p>
          </table:table-cell>
          <table:table-cell office:value-type="float" office:value="3379.56" table:style-name="ce138">
            <text:p>3.379,56</text:p>
          </table:table-cell>
          <table:table-cell office:value-type="float" office:value="9469.86" table:style-name="ce138">
            <text:p>9.469,86</text:p>
          </table:table-cell>
          <table:table-cell office:value-type="float" office:value="54117.9" table:style-name="ce138">
            <text:p>54.117,90</text:p>
          </table:table-cell>
          <table:table-cell office:value-type="float" office:value="950439.61" table:style-name="ce138">
            <text:p>950.439,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4.2</text:p>
          </table:table-cell>
          <table:table-cell office:value-type="string" table:style-name="ce137">
            <text:p>Otros Ingresos de Actividades Ordinarias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formula="of:=SUM([.D10:.K10])" table:style-name="ce138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4.3</text:p>
          </table:table-cell>
          <table:table-cell office:value-type="string" table:style-name="ce137">
            <text:p>Otros Ingresos Financieros</text:p>
          </table:table-cell>
          <table:table-cell office:value-type="float" office:value="0.61" table:style-name="ce138">
            <text:p>0,61</text:p>
          </table:table-cell>
          <table:table-cell office:value-type="float" office:value="0.51" table:style-name="ce138">
            <text:p>0,51</text:p>
          </table:table-cell>
          <table:table-cell office:value-type="float" office:value="0.36" table:style-name="ce138">
            <text:p>0,36</text:p>
          </table:table-cell>
          <table:table-cell office:value-type="float" office:value="0" table:style-name="ce138">
            <text:p>0,00</text:p>
          </table:table-cell>
          <table:table-cell office:value-type="float" office:value="0.4" table:style-name="ce138">
            <text:p>0,40</text:p>
          </table:table-cell>
          <table:table-cell office:value-type="float" office:value="0.3" table:style-name="ce138">
            <text:p>0,30</text:p>
          </table:table-cell>
          <table:table-cell office:value-type="float" office:value="0.42" table:style-name="ce138">
            <text:p>0,42</text:p>
          </table:table-cell>
          <table:table-cell office:value-type="float" office:value="2.4" table:style-name="ce138">
            <text:p>2,40</text:p>
          </table:table-cell>
          <table:table-cell office:value-type="float" office:value="5" table:formula="of:=SUM([.D11:.K11])" table:style-name="ce138">
            <text:p>5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4.4</text:p>
          </table:table-cell>
          <table:table-cell office:value-type="string" table:style-name="ce137">
            <text:p>Ingreso de Actividades no Ordinarias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formula="of:=SUM([.D12:.K12])" table:style-name="ce138">
            <text:p>0,00</text:p>
          </table:table-cell>
          <table:table-cell table:number-columns-repeated="16372"/>
        </table:table-row>
        <table:table-row table:style-name="ro1">
          <table:table-cell/>
          <table:table-cell table:style-name="ce137"/>
          <table:table-cell office:value-type="string" table:style-name="ce141">
            <text:p>Total Ingresos</text:p>
          </table:table-cell>
          <table:table-cell office:value-type="float" office:value="234284.34999999998" table:formula="of:=SUM([.D9:.D12])" table:style-name="ce142">
            <text:p>234.284,35</text:p>
          </table:table-cell>
          <table:table-cell office:value-type="float" office:value="388306.84" table:formula="of:=SUM([.E9:.E12])" table:style-name="ce142">
            <text:p>388.306,84</text:p>
          </table:table-cell>
          <table:table-cell office:value-type="float" office:value="209959.61" table:formula="of:=SUM([.F9:.F12])" table:style-name="ce142">
            <text:p>209.959,61</text:p>
          </table:table-cell>
          <table:table-cell office:value-type="float" office:value="4141.8500000000004" table:formula="of:=SUM([.G9:.G12])" table:style-name="ce142">
            <text:p>4.141,85</text:p>
          </table:table-cell>
          <table:table-cell office:value-type="float" office:value="46781.520000000004" table:formula="of:=SUM([.H9:.H12])" table:style-name="ce142">
            <text:p>46.781,52</text:p>
          </table:table-cell>
          <table:table-cell office:value-type="float" office:value="3379.86" table:formula="of:=SUM([.I9:.I12])" table:style-name="ce142">
            <text:p>3.379,86</text:p>
          </table:table-cell>
          <table:table-cell office:value-type="float" office:value="9470.2800000000007" table:formula="of:=SUM([.J9:.J12])" table:style-name="ce142">
            <text:p>9.470,28</text:p>
          </table:table-cell>
          <table:table-cell office:value-type="float" office:value="54120.3" table:formula="of:=SUM([.K9:.K12])" table:style-name="ce142">
            <text:p>54.120,30</text:p>
          </table:table-cell>
          <table:table-cell office:value-type="float" office:value="950444.61" table:formula="of:=SUM([.L9:.L12])" table:style-name="ce142">
            <text:p>950.444,6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63">
            <text:p>VARIACIONES</text:p>
          </table:table-cell>
          <table:table-cell office:value-type="string" table:style-name="ce143">
            <text:p>Variación con el mes anteriores</text:p>
          </table:table-cell>
          <table:table-cell office:value-type="float" office:value="234284.34999999998" table:formula="of:=[.D13]" table:style-name="ce173">
            <text:p>234.284,35</text:p>
          </table:table-cell>
          <table:table-cell office:value-type="float" office:value="154022.49000000005" table:formula="of:=[.E13]-[.D13]" table:style-name="ce173">
            <text:p>154.022,49</text:p>
          </table:table-cell>
          <table:table-cell office:value-type="float" office:value="-178347.23000000004" table:formula="of:=[.F13]-[.E13]" table:style-name="ce173">
            <text:p>-178.347,23</text:p>
          </table:table-cell>
          <table:table-cell office:value-type="float" office:value="-205817.75999999998" table:formula="of:=[.G13]-[.F13]" table:style-name="ce173">
            <text:p>-205.817,76</text:p>
          </table:table-cell>
          <table:table-cell office:value-type="float" office:value="42639.670000000006" table:formula="of:=[.H13]-[.G13]" table:style-name="ce173">
            <text:p>42.639,67</text:p>
          </table:table-cell>
          <table:table-cell office:value-type="float" office:value="-43401.66" table:formula="of:=[.I13]-[.H13]" table:style-name="ce173">
            <text:p>-43.401,66</text:p>
          </table:table-cell>
          <table:table-cell office:value-type="float" office:value="6090.42" table:formula="of:=[.J13]-[.I13]" table:style-name="ce173">
            <text:p>6.090,42</text:p>
          </table:table-cell>
          <table:table-cell office:value-type="float" office:value="44650.020000000004" table:formula="of:=[.K13]-[.J13]" table:style-name="ce173">
            <text:p>44.650,02</text:p>
          </table:table-cell>
          <table:table-cell table:style-name="ce144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45">
            <text:p>Variación porcentual</text:p>
          </table:table-cell>
          <table:table-cell office:value-type="percentage" office:value="0" table:style-name="ce146">
            <text:p>0,0%</text:p>
          </table:table-cell>
          <table:table-cell table:number-columns-repeated="7" table:style-name="ce146"/>
          <table:table-cell table:style-name="ce147"/>
          <table:table-cell table:number-columns-repeated="16372"/>
        </table:table-row>
        <table:table-row table:style-name="ro1">
          <table:table-cell/>
          <table:covered-table-cell/>
          <table:table-cell table:style-name="ce137"/>
          <table:table-cell table:number-columns-repeated="8" table:style-name="ce148"/>
          <table:table-cell table:style-name="ce149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50">
            <text:p>Variación respecto al total</text:p>
          </table:table-cell>
          <table:table-cell office:value-type="percentage" office:value="0.24649974078973416" table:formula="of:=[.D13]/[.$L$13]" table:style-name="ce151">
            <text:p>24,6%</text:p>
          </table:table-cell>
          <table:table-cell office:value-type="percentage" office:value="0.40855283507789059" table:formula="of:=[.E13]/[.$L$13]" table:style-name="ce151">
            <text:p>40,9%</text:p>
          </table:table-cell>
          <table:table-cell office:value-type="percentage" office:value="0.22090672911491391" table:formula="of:=[.F13]/[.$L$13]" table:style-name="ce151">
            <text:p>22,1%</text:p>
          </table:table-cell>
          <table:table-cell office:value-type="percentage" office:value="4.3578026077711147E-3" table:formula="of:=[.G13]/[.$L$13]" table:style-name="ce151">
            <text:p>0,4%</text:p>
          </table:table-cell>
          <table:table-cell office:value-type="percentage" office:value="4.9220669471732821E-2" table:formula="of:=[.H13]/[.$L$13]" table:style-name="ce151">
            <text:p>4,9%</text:p>
          </table:table-cell>
          <table:table-cell office:value-type="percentage" office:value="3.5560830841052382E-3" table:formula="of:=[.I13]/[.$L$13]" table:style-name="ce151">
            <text:p>0,4%</text:p>
          </table:table-cell>
          <table:table-cell office:value-type="percentage" office:value="9.9640525080151709E-3" table:formula="of:=[.J13]/[.$L$13]" table:style-name="ce151">
            <text:p>1,0%</text:p>
          </table:table-cell>
          <table:table-cell office:value-type="percentage" office:value="5.6942087345837021E-2" table:formula="of:=[.K13]/[.$L$13]" table:style-name="ce151">
            <text:p>5,7%</text:p>
          </table:table-cell>
          <table:table-cell office:value-type="float" office:value="1" table:formula="of:=SUM([.D18:.K18])" table:style-name="ce152">
            <text:p>1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style-name="ce137">
            <text:p>5</text:p>
          </table:table-cell>
          <table:table-cell office:value-type="string" table:style-name="ce137">
            <text:p>Costos y Gastos</text:p>
          </table:table-cell>
          <table:table-cell office:value-type="float" office:value="377310.68" table:formula="of:=+[.D30]+[.D45]" table:style-name="ce153">
            <text:p>377.310,68</text:p>
          </table:table-cell>
          <table:table-cell office:value-type="float" office:value="185299.24" table:formula="of:=+[.E30]+[.E45]" table:style-name="ce153">
            <text:p>185.299,24</text:p>
          </table:table-cell>
          <table:table-cell office:value-type="float" office:value="106024.08" table:formula="of:=+[.F30]+[.F45]" table:style-name="ce153">
            <text:p>106.024,08</text:p>
          </table:table-cell>
          <table:table-cell office:value-type="float" office:value="53354.560000000005" table:formula="of:=+[.G30]+[.G45]" table:style-name="ce153">
            <text:p>53.354,56</text:p>
          </table:table-cell>
          <table:table-cell office:value-type="float" office:value="114636.89000000001" table:formula="of:=+[.H30]+[.H45]" table:style-name="ce153">
            <text:p>114.636,89</text:p>
          </table:table-cell>
          <table:table-cell office:value-type="float" office:value="24724.67" table:formula="of:=+[.I30]+[.I45]" table:style-name="ce153">
            <text:p>24.724,67</text:p>
          </table:table-cell>
          <table:table-cell office:value-type="float" office:value="22912.080000000002" table:formula="of:=+[.J30]+[.J45]" table:style-name="ce153">
            <text:p>22.912,08</text:p>
          </table:table-cell>
          <table:table-cell office:value-type="float" office:value="59797.78" table:formula="of:=+[.K30]+[.K45]" table:style-name="ce153">
            <text:p>59.797,78</text:p>
          </table:table-cell>
          <table:table-cell office:value-type="float" office:value="944059.98" table:formula="of:=+[.L30]+[.L45]" table:style-name="ce153">
            <text:p>944.059,98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float" office:value="5.0999999999999996" table:style-name="ce154">
            <text:p>5,1</text:p>
          </table:table-cell>
          <table:table-cell office:value-type="string" table:style-name="ce137">
            <text:p>Costos de Venta y Producción</text:p>
          </table:table-cell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1</text:p>
          </table:table-cell>
          <table:table-cell office:value-type="string" table:style-name="ce137">
            <text:p>Costo de Personal Cuentas</text:p>
          </table:table-cell>
          <table:table-cell office:value-type="float" office:value="9094.14" table:style-name="ce138">
            <text:p>9.094,14</text:p>
          </table:table-cell>
          <table:table-cell office:value-type="float" office:value="9094.11" table:style-name="ce139">
            <text:p>9.094,11</text:p>
          </table:table-cell>
          <table:table-cell office:value-type="float" office:value="7699.63" table:style-name="ce139">
            <text:p>7.699,63</text:p>
          </table:table-cell>
          <table:table-cell office:value-type="float" office:value="6024.4" table:style-name="ce139">
            <text:p>6.024,40</text:p>
          </table:table-cell>
          <table:table-cell office:value-type="float" office:value="5390.08" table:style-name="ce139">
            <text:p>5.390,08</text:p>
          </table:table-cell>
          <table:table-cell office:value-type="float" office:value="5452.58" table:style-name="ce138">
            <text:p>5.452,58</text:p>
          </table:table-cell>
          <table:table-cell office:value-type="float" office:value="5390.08" table:style-name="ce138">
            <text:p>5.390,08</text:p>
          </table:table-cell>
          <table:table-cell office:value-type="float" office:value="5390.08" table:style-name="ce138">
            <text:p>5.390,08</text:p>
          </table:table-cell>
          <table:table-cell office:value-type="float" office:value="53535.1" table:style-name="ce138">
            <text:p>53.535,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2</text:p>
          </table:table-cell>
          <table:table-cell office:value-type="string" table:style-name="ce137">
            <text:p>Costo de Personal Diseño</text:p>
          </table:table-cell>
          <table:table-cell office:value-type="float" office:value="4725.59" table:style-name="ce138">
            <text:p>4.725,59</text:p>
          </table:table-cell>
          <table:table-cell office:value-type="float" office:value="4729.5600000000004" table:style-name="ce138">
            <text:p>4.729,56</text:p>
          </table:table-cell>
          <table:table-cell office:value-type="float" office:value="4319.2" table:style-name="ce155">
            <text:p>4.319,20</text:p>
          </table:table-cell>
          <table:table-cell office:value-type="float" office:value="7271.76" table:style-name="ce155">
            <text:p>7.271,76</text:p>
          </table:table-cell>
          <table:table-cell office:value-type="float" office:value="2614.3000000000002" table:style-name="ce138">
            <text:p>2.614,30</text:p>
          </table:table-cell>
          <table:table-cell office:value-type="float" office:value="2656.42" table:style-name="ce138">
            <text:p>2.656,42</text:p>
          </table:table-cell>
          <table:table-cell office:value-type="float" office:value="2614.33" table:style-name="ce138">
            <text:p>2.614,33</text:p>
          </table:table-cell>
          <table:table-cell office:value-type="float" office:value="2614.33" table:style-name="ce138">
            <text:p>2.614,33</text:p>
          </table:table-cell>
          <table:table-cell office:value-type="float" office:value="31545.49" table:style-name="ce138">
            <text:p>31.545,4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3</text:p>
          </table:table-cell>
          <table:table-cell office:value-type="string" table:style-name="ce137">
            <text:p>Costo de Personal Supervision</text:p>
          </table:table-cell>
          <table:table-cell office:value-type="float" office:value="1387.64" table:style-name="ce138">
            <text:p>1.387,64</text:p>
          </table:table-cell>
          <table:table-cell office:value-type="float" office:value="1387.64" table:style-name="ce139">
            <text:p>1.387,64</text:p>
          </table:table-cell>
          <table:table-cell office:value-type="float" office:value="936.29" table:style-name="ce139">
            <text:p>936,29</text:p>
          </table:table-cell>
          <table:table-cell office:value-type="float" office:value="508.72" table:style-name="ce139">
            <text:p>508,72</text:p>
          </table:table-cell>
          <table:table-cell office:value-type="float" office:value="508.7" table:style-name="ce138">
            <text:p>508,70</text:p>
          </table:table-cell>
          <table:table-cell office:value-type="float" office:value="588.70000000000005" table:style-name="ce138">
            <text:p>588,70</text:p>
          </table:table-cell>
          <table:table-cell office:value-type="float" office:value="508.7" table:style-name="ce138">
            <text:p>508,70</text:p>
          </table:table-cell>
          <table:table-cell office:value-type="float" office:value="508.7" table:style-name="ce138">
            <text:p>508,70</text:p>
          </table:table-cell>
          <table:table-cell office:value-type="float" office:value="6335.09" table:style-name="ce138">
            <text:p>6.335,0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4</text:p>
          </table:table-cell>
          <table:table-cell office:value-type="string" table:style-name="ce137">
            <text:p>Costo de Personal Externo</text:p>
          </table:table-cell>
          <table:table-cell office:value-type="float" office:value="46270.080000000002" table:style-name="ce138">
            <text:p>46.270,08</text:p>
          </table:table-cell>
          <table:table-cell office:value-type="float" office:value="36001.61" table:style-name="ce138">
            <text:p>36.001,61</text:p>
          </table:table-cell>
          <table:table-cell office:value-type="float" office:value="26099.46" table:style-name="ce156">
            <text:p>26.099,46</text:p>
          </table:table-cell>
          <table:table-cell office:value-type="float" office:value="0" table:style-name="ce156">
            <text:p>0,00</text:p>
          </table:table-cell>
          <table:table-cell office:value-type="float" office:value="170" table:style-name="ce138">
            <text:p>170,00</text:p>
          </table:table-cell>
          <table:table-cell office:value-type="float" office:value="70" table:style-name="ce138">
            <text:p>70,00</text:p>
          </table:table-cell>
          <table:table-cell office:value-type="float" office:value="225" table:style-name="ce138">
            <text:p>225,00</text:p>
          </table:table-cell>
          <table:table-cell office:value-type="float" office:value="1995" table:style-name="ce138">
            <text:p>1.995,00</text:p>
          </table:table-cell>
          <table:table-cell office:value-type="float" office:value="110831.15" table:style-name="ce138">
            <text:p>110.831,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5</text:p>
          </table:table-cell>
          <table:table-cell office:value-type="string" table:style-name="ce137">
            <text:p>Costo de Logistica</text:p>
          </table:table-cell>
          <table:table-cell office:value-type="float" office:value="41172.839999999997" table:style-name="ce138">
            <text:p>41.172,84</text:p>
          </table:table-cell>
          <table:table-cell office:value-type="float" office:value="34721.300000000003" table:style-name="ce138">
            <text:p>34.721,30</text:p>
          </table:table-cell>
          <table:table-cell office:value-type="float" office:value="16299.38" table:style-name="ce156">
            <text:p>16.299,38</text:p>
          </table:table-cell>
          <table:table-cell office:value-type="float" office:value="0" table:style-name="ce156">
            <text:p>0,00</text:p>
          </table:table-cell>
          <table:table-cell office:value-type="float" office:value="3525.71" table:style-name="ce138">
            <text:p>3.525,71</text:p>
          </table:table-cell>
          <table:table-cell office:value-type="float" office:value="674.1" table:style-name="ce138">
            <text:p>674,10</text:p>
          </table:table-cell>
          <table:table-cell office:value-type="float" office:value="1269.56" table:style-name="ce138">
            <text:p>1.269,56</text:p>
          </table:table-cell>
          <table:table-cell office:value-type="float" office:value="10006.24" table:style-name="ce138">
            <text:p>10.006,24</text:p>
          </table:table-cell>
          <table:table-cell office:value-type="float" office:value="107669.13" table:style-name="ce138">
            <text:p>107.669,1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6</text:p>
          </table:table-cell>
          <table:table-cell office:value-type="string" table:style-name="ce137">
            <text:p>Costo de Diseño</text:p>
          </table:table-cell>
          <table:table-cell office:value-type="float" office:value="336" table:style-name="ce139">
            <text:p>336,00</text:p>
          </table:table-cell>
          <table:table-cell office:value-type="float" office:value="1208.55" table:style-name="ce139">
            <text:p>1.208,55</text:p>
          </table:table-cell>
          <table:table-cell office:value-type="float" office:value="0" table:style-name="ce139">
            <text:p>0,00</text:p>
          </table:table-cell>
          <table:table-cell office:value-type="float" office:value="-0.01" table:style-name="ce138">
            <text:p>-0,01</text:p>
          </table:table-cell>
          <table:table-cell office:value-type="float" office:value="-66.33" table:style-name="ce138">
            <text:p>-66,33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1478.21" table:style-name="ce138">
            <text:p>1.478,2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1.7</text:p>
          </table:table-cell>
          <table:table-cell office:value-type="string" table:style-name="ce137">
            <text:p>Costos Directos de Producción</text:p>
          </table:table-cell>
          <table:table-cell office:value-type="float" office:value="254940.35" table:style-name="ce155">
            <text:p>254.940,35</text:p>
          </table:table-cell>
          <table:table-cell office:value-type="float" office:value="76700.759999999995" table:style-name="ce155">
            <text:p>76.700,76</text:p>
          </table:table-cell>
          <table:table-cell office:value-type="float" office:value="37022.449999999997" table:style-name="ce155">
            <text:p>37.022,45</text:p>
          </table:table-cell>
          <table:table-cell office:value-type="float" office:value="22238.15" table:style-name="ce138">
            <text:p>22.238,15</text:p>
          </table:table-cell>
          <table:table-cell office:value-type="float" office:value="91160.24" table:style-name="ce138">
            <text:p>91.160,24</text:p>
          </table:table-cell>
          <table:table-cell office:value-type="float" office:value="948.23" table:style-name="ce138">
            <text:p>948,23</text:p>
          </table:table-cell>
          <table:table-cell office:value-type="float" office:value="2413.66" table:style-name="ce138">
            <text:p>2.413,66</text:p>
          </table:table-cell>
          <table:table-cell office:value-type="float" office:value="28629.99" table:style-name="ce138">
            <text:p>28.629,99</text:p>
          </table:table-cell>
          <table:table-cell office:value-type="float" office:value="514053.83" table:style-name="ce138">
            <text:p>514.053,83</text:p>
          </table:table-cell>
          <table:table-cell table:number-columns-repeated="16372"/>
        </table:table-row>
        <table:table-row table:style-name="ro1">
          <table:table-cell/>
          <table:table-cell table:style-name="ce137"/>
          <table:table-cell office:value-type="string" table:style-name="ce141">
            <text:p>Total Costos</text:p>
          </table:table-cell>
          <table:table-cell office:value-type="float" office:value="357926.64" table:formula="of:=SUM([.D23:.D29])" table:style-name="ce142">
            <text:p>357.926,64</text:p>
          </table:table-cell>
          <table:table-cell office:value-type="float" office:value="163843.53" table:formula="of:=SUM([.E23:.E29])" table:style-name="ce142">
            <text:p>163.843,53</text:p>
          </table:table-cell>
          <table:table-cell office:value-type="float" office:value="92376.41" table:formula="of:=SUM([.F23:.F29])" table:style-name="ce142">
            <text:p>92.376,41</text:p>
          </table:table-cell>
          <table:table-cell office:value-type="float" office:value="36043.020000000004" table:formula="of:=SUM([.G23:.G29])" table:style-name="ce142">
            <text:p>36.043,02</text:p>
          </table:table-cell>
          <table:table-cell office:value-type="float" office:value="103302.70000000001" table:formula="of:=SUM([.H23:.H29])" table:style-name="ce142">
            <text:p>103.302,70</text:p>
          </table:table-cell>
          <table:table-cell office:value-type="float" office:value="10390.030000000001" table:formula="of:=SUM([.I23:.I29])" table:style-name="ce142">
            <text:p>10.390,03</text:p>
          </table:table-cell>
          <table:table-cell office:value-type="float" office:value="12421.33" table:formula="of:=SUM([.J23:.J29])" table:style-name="ce142">
            <text:p>12.421,33</text:p>
          </table:table-cell>
          <table:table-cell office:value-type="float" office:value="49144.34" table:formula="of:=SUM([.K23:.K29])" table:style-name="ce142">
            <text:p>49.144,34</text:p>
          </table:table-cell>
          <table:table-cell office:value-type="float" office:value="825448" table:formula="of:=SUM([.L23:.L29])" table:style-name="ce142">
            <text:p>825.448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63">
            <text:p>VARIACIONES</text:p>
          </table:table-cell>
          <table:table-cell office:value-type="string" table:style-name="ce143">
            <text:p>Variación con el mes anteriores</text:p>
          </table:table-cell>
          <table:table-cell office:value-type="float" office:value="357926.64" table:formula="of:=[.D30]" table:style-name="ce173">
            <text:p>357.926,64</text:p>
          </table:table-cell>
          <table:table-cell office:value-type="float" office:value="-194083.11000000002" table:formula="of:=[.E30]-[.D30]" table:style-name="ce173">
            <text:p>-194.083,11</text:p>
          </table:table-cell>
          <table:table-cell office:value-type="float" office:value="-71467.12" table:formula="of:=[.F30]-[.E30]" table:style-name="ce173">
            <text:p>-71.467,12</text:p>
          </table:table-cell>
          <table:table-cell office:value-type="float" office:value="-56333.39" table:formula="of:=[.G30]-[.F30]" table:style-name="ce173">
            <text:p>-56.333,39</text:p>
          </table:table-cell>
          <table:table-cell office:value-type="float" office:value="67259.680000000008" table:formula="of:=[.H30]-[.G30]" table:style-name="ce173">
            <text:p>67.259,68</text:p>
          </table:table-cell>
          <table:table-cell office:value-type="float" office:value="-92912.670000000013" table:formula="of:=[.I30]-[.H30]" table:style-name="ce173">
            <text:p>-92.912,67</text:p>
          </table:table-cell>
          <table:table-cell office:value-type="float" office:value="2031.2999999999993" table:formula="of:=[.J30]-[.I30]" table:style-name="ce173">
            <text:p>2.031,30</text:p>
          </table:table-cell>
          <table:table-cell office:value-type="float" office:value="36723.009999999995" table:formula="of:=[.K30]-[.J30]" table:style-name="ce173">
            <text:p>36.723,01</text:p>
          </table:table-cell>
          <table:table-cell table:style-name="ce144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45">
            <text:p>Variación porcentual</text:p>
          </table:table-cell>
          <table:table-cell office:value-type="float" office:value="0" table:style-name="ce147">
            <text:p>0,00</text:p>
          </table:table-cell>
          <table:table-cell office:value-type="float" office:value="-0.54224270649426931" table:formula="of:=[.E32]/[.D32]" table:style-name="ce147">
            <text:p>-0,54</text:p>
          </table:table-cell>
          <table:table-cell office:value-type="float" office:value="0.36822946623227537" table:formula="of:=[.F32]/[.E32]" table:style-name="ce147">
            <text:p>0,37</text:p>
          </table:table-cell>
          <table:table-cell office:value-type="float" office:value="0.78824206152423659" table:formula="of:=[.G32]/[.F32]" table:style-name="ce147">
            <text:p>0,79</text:p>
          </table:table-cell>
          <table:table-cell office:value-type="float" office:value="-1.193957615545594" table:formula="of:=[.H32]/[.G32]" table:style-name="ce147">
            <text:p>-1,19</text:p>
          </table:table-cell>
          <table:table-cell office:value-type="float" office:value="-1.3814022011404159" table:formula="of:=[.I32]/[.H32]" table:style-name="ce147">
            <text:p>-1,38</text:p>
          </table:table-cell>
          <table:table-cell office:value-type="float" office:value="-2.1862465043787881E-2" table:formula="of:=[.J32]/[.I32]" table:style-name="ce147">
            <text:p>-0,02</text:p>
          </table:table-cell>
          <table:table-cell office:value-type="float" office:value="18.078575296608086" table:formula="of:=[.K32]/[.J32]" table:style-name="ce147">
            <text:p>18,08</text:p>
          </table:table-cell>
          <table:table-cell table:style-name="ce147"/>
          <table:table-cell table:number-columns-repeated="16372"/>
        </table:table-row>
        <table:table-row table:style-name="ro1">
          <table:table-cell/>
          <table:covered-table-cell/>
          <table:table-cell table:style-name="ce137"/>
          <table:table-cell table:number-columns-repeated="9" table:style-name="ce149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50">
            <text:p>Variación respecto al total</text:p>
          </table:table-cell>
          <table:table-cell office:value-type="float" office:value="0.43361500663881919" table:formula="of:=[.D30]/[.$L$30]" table:style-name="ce152">
            <text:p>0,43</text:p>
          </table:table-cell>
          <table:table-cell office:value-type="float" office:value="0.1984904318624553" table:formula="of:=[.E30]/[.$L$30]" table:style-name="ce152">
            <text:p>0,20</text:p>
          </table:table-cell>
          <table:table-cell office:value-type="float" office:value="0.11191063519446411" table:formula="of:=[.F30]/[.$L$30]" table:style-name="ce152">
            <text:p>0,11</text:p>
          </table:table-cell>
          <table:table-cell office:value-type="float" office:value="4.3664797782537484E-2" table:formula="of:=[.G30]/[.$L$30]" table:style-name="ce152">
            <text:p>0,04</text:p>
          </table:table-cell>
          <table:table-cell office:value-type="float" office:value="0.12514743508979367" table:formula="of:=[.H30]/[.$L$30]" table:style-name="ce152">
            <text:p>0,13</text:p>
          </table:table-cell>
          <table:table-cell office:value-type="float" office:value="1.2587140558823815E-2" table:formula="of:=[.I30]/[.$L$30]" table:style-name="ce152">
            <text:p>0,01</text:p>
          </table:table-cell>
          <table:table-cell office:value-type="float" office:value="1.5047986063325611E-2" table:formula="of:=[.J30]/[.$L$30]" table:style-name="ce152">
            <text:p>0,02</text:p>
          </table:table-cell>
          <table:table-cell office:value-type="float" office:value="5.9536566809780866E-2" table:formula="of:=[.K30]/[.$L$30]" table:style-name="ce152">
            <text:p>0,06</text:p>
          </table:table-cell>
          <table:table-cell office:value-type="float" office:value="1" table:formula="of:=SUM([.D35:.K35])" table:style-name="ce152">
            <text:p>1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</text:p>
          </table:table-cell>
          <table:table-cell office:value-type="string" table:style-name="ce137">
            <text:p>Gastos</text:p>
          </table:table-cell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1</text:p>
          </table:table-cell>
          <table:table-cell office:value-type="string" table:style-name="ce137">
            <text:p>Gastos de Actividades Ordinarias</text:p>
          </table:table-cell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1.1</text:p>
          </table:table-cell>
          <table:table-cell office:value-type="string" table:style-name="ce137">
            <text:p>Ventas</text:p>
          </table:table-cell>
          <table:table-cell office:value-type="float" office:value="0" table:style-name="ce138">
            <text:p>0,00</text:p>
          </table:table-cell>
          <table:table-cell office:value-type="float" office:value="950" table:style-name="ce138">
            <text:p>95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950" table:style-name="ce138">
            <text:p>95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1.2</text:p>
          </table:table-cell>
          <table:table-cell office:value-type="string" table:style-name="ce137">
            <text:p>Administrativos</text:p>
          </table:table-cell>
          <table:table-cell office:value-type="float" office:value="19244.580000000002" table:style-name="ce138">
            <text:p>19.244,58</text:p>
          </table:table-cell>
          <table:table-cell office:value-type="float" office:value="20357.7" table:style-name="ce139">
            <text:p>20.357,70</text:p>
          </table:table-cell>
          <table:table-cell office:value-type="float" office:value="13571.46" table:style-name="ce139">
            <text:p>13.571,46</text:p>
          </table:table-cell>
          <table:table-cell office:value-type="float" office:value="17267.77" table:style-name="ce139">
            <text:p>17.267,77</text:p>
          </table:table-cell>
          <table:table-cell office:value-type="float" office:value="11165.38" table:style-name="ce138">
            <text:p>11.165,38</text:p>
          </table:table-cell>
          <table:table-cell office:value-type="float" office:value="14282.5" table:style-name="ce138">
            <text:p>14.282,50</text:p>
          </table:table-cell>
          <table:table-cell office:value-type="float" office:value="10452.66" table:style-name="ce138">
            <text:p>10.452,66</text:p>
          </table:table-cell>
          <table:table-cell office:value-type="float" office:value="10623.61" table:style-name="ce138">
            <text:p>10.623,61</text:p>
          </table:table-cell>
          <table:table-cell office:value-type="float" office:value="116965.66" table:style-name="ce138">
            <text:p>116.965,6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1.3</text:p>
          </table:table-cell>
          <table:table-cell office:value-type="string" table:style-name="ce137">
            <text:p>Gastos Financieros</text:p>
          </table:table-cell>
          <table:table-cell office:value-type="float" office:value="139.46" table:style-name="ce138">
            <text:p>139,46</text:p>
          </table:table-cell>
          <table:table-cell office:value-type="float" office:value="148.01" table:style-name="ce138">
            <text:p>148,01</text:p>
          </table:table-cell>
          <table:table-cell office:value-type="float" office:value="76.209999999999994" table:style-name="ce138">
            <text:p>76,21</text:p>
          </table:table-cell>
          <table:table-cell office:value-type="float" office:value="43.77" table:style-name="ce138">
            <text:p>43,77</text:p>
          </table:table-cell>
          <table:table-cell office:value-type="float" office:value="168.81" table:style-name="ce138">
            <text:p>168,81</text:p>
          </table:table-cell>
          <table:table-cell office:value-type="float" office:value="52.14" table:style-name="ce138">
            <text:p>52,14</text:p>
          </table:table-cell>
          <table:table-cell office:value-type="float" office:value="38.090000000000003" table:style-name="ce138">
            <text:p>38,09</text:p>
          </table:table-cell>
          <table:table-cell office:value-type="float" office:value="29.83" table:style-name="ce138">
            <text:p>29,83</text:p>
          </table:table-cell>
          <table:table-cell office:value-type="float" office:value="696.32" table:style-name="ce138">
            <text:p>696,3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2</text:p>
          </table:table-cell>
          <table:table-cell office:value-type="string" table:style-name="ce137">
            <text:p>Gastos No Operacionales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2.1</text:p>
          </table:table-cell>
          <table:table-cell office:value-type="string" table:style-name="ce137">
            <text:p>Otros Gastos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37">
            <text:p>5.2.2.2</text:p>
          </table:table-cell>
          <table:table-cell office:value-type="string" table:style-name="ce137">
            <text:p>Impuesto Renta y Participacion Trabajadores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office:value-type="float" office:value="0" table:style-name="ce138">
            <text:p>0,00</text:p>
          </table:table-cell>
          <table:table-cell table:number-columns-repeated="16372"/>
        </table:table-row>
        <table:table-row table:style-name="ro1">
          <table:table-cell/>
          <table:table-cell table:style-name="ce137"/>
          <table:table-cell office:value-type="string" table:style-name="ce141">
            <text:p>Total Gastos</text:p>
          </table:table-cell>
          <table:table-cell office:value-type="float" office:value="19384.04" table:formula="of:=SUM([.D39:.D44])" table:style-name="ce142">
            <text:p>19.384,04</text:p>
          </table:table-cell>
          <table:table-cell office:value-type="float" office:value="21455.71" table:formula="of:=SUM([.E39:.E44])" table:style-name="ce142">
            <text:p>21.455,71</text:p>
          </table:table-cell>
          <table:table-cell office:value-type="float" office:value="13647.669999999998" table:formula="of:=SUM([.F39:.F44])" table:style-name="ce142">
            <text:p>13.647,67</text:p>
          </table:table-cell>
          <table:table-cell office:value-type="float" office:value="17311.54" table:formula="of:=SUM([.G39:.G44])" table:style-name="ce142">
            <text:p>17.311,54</text:p>
          </table:table-cell>
          <table:table-cell office:value-type="float" office:value="11334.189999999999" table:formula="of:=SUM([.H39:.H44])" table:style-name="ce142">
            <text:p>11.334,19</text:p>
          </table:table-cell>
          <table:table-cell office:value-type="float" office:value="14334.64" table:formula="of:=SUM([.I39:.I44])" table:style-name="ce142">
            <text:p>14.334,64</text:p>
          </table:table-cell>
          <table:table-cell office:value-type="float" office:value="10490.75" table:formula="of:=SUM([.J39:.J44])" table:style-name="ce142">
            <text:p>10.490,75</text:p>
          </table:table-cell>
          <table:table-cell office:value-type="float" office:value="10653.44" table:formula="of:=SUM([.K39:.K44])" table:style-name="ce142">
            <text:p>10.653,44</text:p>
          </table:table-cell>
          <table:table-cell office:value-type="float" office:value="118611.98000000001" table:formula="of:=SUM([.L39:.L44])" table:style-name="ce142">
            <text:p>118.611,98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37"/>
          <table:table-cell table:number-columns-repeated="9" table:style-name="ce138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63">
            <text:p>VARIACIONES</text:p>
          </table:table-cell>
          <table:table-cell office:value-type="string" table:style-name="ce143">
            <text:p>Variación con el mes anteriores</text:p>
          </table:table-cell>
          <table:table-cell office:value-type="float" office:value="19384.04" table:formula="of:=[.D45]" table:style-name="ce173">
            <text:p>19.384,04</text:p>
          </table:table-cell>
          <table:table-cell office:value-type="float" office:value="2071.6699999999983" table:formula="of:=[.E45]-[.D45]" table:style-name="ce173">
            <text:p>2.071,67</text:p>
          </table:table-cell>
          <table:table-cell office:value-type="float" office:value="-7808.0400000000009" table:formula="of:=[.F45]-[.E45]" table:style-name="ce173">
            <text:p>-7.808,04</text:p>
          </table:table-cell>
          <table:table-cell office:value-type="float" office:value="3663.8700000000026" table:formula="of:=[.G45]-[.F45]" table:style-name="ce173">
            <text:p>3.663,87</text:p>
          </table:table-cell>
          <table:table-cell office:value-type="float" office:value="-5977.3500000000022" table:formula="of:=[.H45]-[.G45]" table:style-name="ce173">
            <text:p>-5.977,35</text:p>
          </table:table-cell>
          <table:table-cell office:value-type="float" office:value="3000.4500000000007" table:formula="of:=[.I45]-[.H45]" table:style-name="ce173">
            <text:p>3.000,45</text:p>
          </table:table-cell>
          <table:table-cell office:value-type="float" office:value="-3843.8899999999994" table:formula="of:=[.J45]-[.I45]" table:style-name="ce173">
            <text:p>-3.843,89</text:p>
          </table:table-cell>
          <table:table-cell office:value-type="float" office:value="162.69000000000051" table:formula="of:=[.K45]-[.J45]" table:style-name="ce173">
            <text:p>162,69</text:p>
          </table:table-cell>
          <table:table-cell table:style-name="ce144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45">
            <text:p>Variación porcentual</text:p>
          </table:table-cell>
          <table:table-cell office:value-type="float" office:value="0" table:style-name="ce147">
            <text:p>0,00</text:p>
          </table:table-cell>
          <table:table-cell office:value-type="float" office:value="0.10687503740190374" table:formula="of:=[.E47]/[.D47]" table:style-name="ce147">
            <text:p>0,11</text:p>
          </table:table-cell>
          <table:table-cell office:value-type="float" office:value="-3.7689593419801453" table:formula="of:=[.F47]/[.E47]" table:style-name="ce147">
            <text:p>-3,77</text:p>
          </table:table-cell>
          <table:table-cell office:value-type="float" office:value="-0.46924324158175446" table:formula="of:=[.G47]/[.F47]" table:style-name="ce147">
            <text:p>-0,47</text:p>
          </table:table-cell>
          <table:table-cell office:value-type="float" office:value="-1.6314307003250657" table:formula="of:=[.H47]/[.G47]" table:style-name="ce147">
            <text:p>-1,63</text:p>
          </table:table-cell>
          <table:table-cell office:value-type="float" office:value="-0.5019699365103264" table:formula="of:=[.I47]/[.H47]" table:style-name="ce147">
            <text:p>-0,50</text:p>
          </table:table-cell>
          <table:table-cell office:value-type="float" office:value="-1.2811045009915174" table:formula="of:=[.J47]/[.I47]" table:style-name="ce147">
            <text:p>-1,28</text:p>
          </table:table-cell>
          <table:table-cell office:value-type="float" office:value="-4.2324312090096371E-2" table:formula="of:=[.K47]/[.J47]" table:style-name="ce147">
            <text:p>-0,04</text:p>
          </table:table-cell>
          <table:table-cell table:style-name="ce147"/>
          <table:table-cell table:number-columns-repeated="16372"/>
        </table:table-row>
        <table:table-row table:style-name="ro1">
          <table:table-cell/>
          <table:covered-table-cell/>
          <table:table-cell table:style-name="ce137"/>
          <table:table-cell table:number-columns-repeated="9" table:style-name="ce149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150">
            <text:p>Variación respecto al total</text:p>
          </table:table-cell>
          <table:table-cell office:value-type="float" office:value="0.16342396442585311" table:formula="of:=[.D45]/[.$L$45]" table:style-name="ce152">
            <text:p>0,16</text:p>
          </table:table-cell>
          <table:table-cell office:value-type="float" office:value="0.18088990673623354" table:formula="of:=[.E45]/[.$L$45]" table:style-name="ce152">
            <text:p>0,18</text:p>
          </table:table-cell>
          <table:table-cell office:value-type="float" office:value="0.11506148029903891" table:formula="of:=[.F45]/[.$L$45]" table:style-name="ce152">
            <text:p>0,12</text:p>
          </table:table-cell>
          <table:table-cell office:value-type="float" office:value="0.14595102450865419" table:formula="of:=[.G45]/[.$L$45]" table:style-name="ce152">
            <text:p>0,15</text:p>
          </table:table-cell>
          <table:table-cell office:value-type="float" office:value="9.5556873766039468E-2" table:formula="of:=[.H45]/[.$L$45]" table:style-name="ce152">
            <text:p>0,10</text:p>
          </table:table-cell>
          <table:table-cell office:value-type="float" office:value="0.12085322241480159" table:formula="of:=[.I45]/[.$L$45]" table:style-name="ce152">
            <text:p>0,12</text:p>
          </table:table-cell>
          <table:table-cell office:value-type="float" office:value="8.844595630222174E-2" table:formula="of:=[.J45]/[.$L$45]" table:style-name="ce152">
            <text:p>0,09</text:p>
          </table:table-cell>
          <table:table-cell office:value-type="float" office:value="8.9817571547157374E-2" table:formula="of:=[.K45]/[.$L$45]" table:style-name="ce152">
            <text:p>0,09</text:p>
          </table:table-cell>
          <table:table-cell office:value-type="float" office:value="1" table:formula="of:=SUM([.D50:.K50])" table:style-name="ce152">
            <text:p>1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41">
            <text:p>Utilidad o (Pérdida)</text:p>
          </table:table-cell>
          <table:table-cell office:value-type="float" office:value="-143026.33000000002" table:formula="of:=+[.D13]-[.D20]" table:style-name="ce142">
            <text:p>-143.026,33</text:p>
          </table:table-cell>
          <table:table-cell office:value-type="float" office:value="203007.60000000003" table:formula="of:=+[.E13]-[.E20]" table:style-name="ce142">
            <text:p>203.007,60</text:p>
          </table:table-cell>
          <table:table-cell office:value-type="float" office:value="103935.52999999998" table:formula="of:=+[.F13]-[.F20]" table:style-name="ce142">
            <text:p>103.935,53</text:p>
          </table:table-cell>
          <table:table-cell office:value-type="float" office:value="-49212.710000000006" table:formula="of:=+[.G13]-[.G20]" table:style-name="ce142">
            <text:p>-49.212,71</text:p>
          </table:table-cell>
          <table:table-cell office:value-type="float" office:value="-67855.37000000001" table:formula="of:=+[.H13]-[.H20]" table:style-name="ce142">
            <text:p>-67.855,37</text:p>
          </table:table-cell>
          <table:table-cell office:value-type="float" office:value="-21344.809999999998" table:formula="of:=+[.I13]-[.I20]" table:style-name="ce142">
            <text:p>-21.344,81</text:p>
          </table:table-cell>
          <table:table-cell office:value-type="float" office:value="-13441.800000000001" table:formula="of:=+[.J13]-[.J20]" table:style-name="ce142">
            <text:p>-13.441,80</text:p>
          </table:table-cell>
          <table:table-cell office:value-type="float" office:value="-5677.4799999999959" table:formula="of:=+[.K13]-[.K20]" table:style-name="ce142">
            <text:p>-5.677,48</text:p>
          </table:table-cell>
          <table:table-cell office:value-type="float" office:value="6384.6300000000047" table:formula="of:=+[.L13]-[.L20]" table:style-name="ce142">
            <text:p>6.384,6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9">
          <table:table-cell/>
          <table:table-cell table:number-columns-repeated="2" table:style-name="ce1"/>
          <table:table-cell office:value-type="string" table:style-name="ce157">
            <text:p>Explicaciones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158"/>
          <table:table-cell office:value-type="float" office:value="1" table:style-name="ce159">
            <text:p>1</text:p>
          </table:table-cell>
          <table:table-cell office:value-type="string" table:style-name="ce137">
            <text:p>Ingresos de Actividades Ordinarias</text:p>
          </table:table-cell>
          <table:table-cell table:number-columns-repeated="16380" table:style-name="ce1"/>
        </table:table-row>
        <table:table-row table:style-name="ro9">
          <table:table-cell/>
          <table:table-cell table:number-columns-repeated="2" table:style-name="ce1"/>
          <table:table-cell office:value-type="string" table:style-name="ce158">
            <text:p>Ener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Evento “Fiesta para Todos” para DINADEC por un monto de $ 193.000 facturad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number-columns-repeated="16382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58">
            <text:p>Febrer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Evento “Noche Amarilla Barcelona 2020” por un monto de $ 145.000 facturado a nombre de DINADEC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Evento “Fiesta para Todos 2” para DINADEC por un monto de $ 96.000 facturad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number-columns-repeated="16382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58">
            <text:p>Marz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Evento “Fiesta para Todos 3” para DINADEC por un monto de $ 96.000 facturado</text:p>
          </table:table-cell>
          <table:table-cell table:number-columns-repeated="16380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Evento “Adicional de Fiesta para Todos” para DINADEC por un monto de $ 35.000 facturado</text:p>
          </table:table-cell>
          <table:table-cell table:number-columns-repeated="16380"/>
        </table:table-row>
        <table:table-row table:style-name="ro9">
          <table:table-cell/>
          <table:table-cell table:style-name="ce158"/>
          <table:table-cell table:number-columns-repeated="16382" table:style-name="ce1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58">
            <text:p>Abril</text:p>
          </table:table-cell>
          <table:table-cell table:number-columns-repeated="16380"/>
        </table:table-row>
        <table:table-row table:style-name="ro9">
          <table:table-cell/>
          <table:table-cell table:style-name="ce158"/>
          <table:table-cell table:style-name="ce1"/>
          <table:table-cell office:value-type="string" table:style-name="ce1">
            <text:p>A partir de este mes, comienza el confinamiento obligatorio establecido por el COE Nacional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58"/>
          <table:table-cell office:value-type="string" table:style-name="ce1">
            <text:p>por lo que la empresa no realizo ninguna actividad publicitaria, por eso la reduccion de ingreso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58"/>
          <table:table-cell table:number-columns-repeated="16381" table:style-name="ce1"/>
        </table:table-row>
        <table:table-row table:style-name="ro9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float" office:value="2" table:style-name="ce159">
            <text:p>2</text:p>
          </table:table-cell>
          <table:table-cell office:value-type="string" table:style-name="ce137">
            <text:p>Costo de Personal Cuenta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60"/>
          <table:table-cell office:value-type="string" table:style-name="ce158">
            <text:p>Enero y Febrero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60"/>
          <table:table-cell office:value-type="string" table:style-name="ce1">
            <text:p>La compañía contaba con 5 supervisore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style-name="ro9">
          <table:table-cell/>
          <table:table-cell table:style-name="ce1"/>
          <table:table-cell table:style-name="ce160"/>
          <table:table-cell office:value-type="string" table:style-name="ce158">
            <text:p>Marzo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60"/>
          <table:table-cell office:value-type="string" table:style-name="ce1">
            <text:p>La compañía liquido a 1 supervisor y se quedo con 4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style-name="ro9">
          <table:table-cell/>
          <table:table-cell table:number-columns-repeated="2" table:style-name="ce1"/>
          <table:table-cell office:value-type="string" table:style-name="ce158">
            <text:p>Abril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 raiz de la pandemia, la compañía decidio liquidar a dos supervisores, quedandose solo con 2 supervisores hasta la fecha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3" table:style-name="ce159">
            <text:p>3</text:p>
          </table:table-cell>
          <table:table-cell office:value-type="string" table:style-name="ce137">
            <text:p>Costo de Personal Diseño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Enero, Febrero, 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urante estos meses trabajaron 3 empleados con sueldo complet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61">
            <text:p>Abri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n abril se realizo la liquidacion 1 empleado de diseño, con una liquidacion de $ 44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Mayo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 partir del mes de Mayo se redujo a 2 empleados, con sueldo reducido del 25%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4" table:style-name="ce159">
            <text:p>4</text:p>
          </table:table-cell>
          <table:table-cell office:value-type="string" table:style-name="ce137">
            <text:p>Costo de Personal Supervision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Enero, Febrero, 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urante estos meses trabajaron 2 empleados con sueldo complet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61">
            <text:p>Abril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mantiene a los trabajadores, pero se los desvincula de las actividades sin sueldo, debido a que ya no existe participacion presencial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5" table:style-name="ce159">
            <text:p>5</text:p>
          </table:table-cell>
          <table:table-cell office:value-type="string" table:style-name="ce137">
            <text:p>Costo de Personal Externo y Costo de Logistica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ebido a la pandemia se paralizan las actividade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6" table:style-name="ce159">
            <text:p>6</text:p>
          </table:table-cell>
          <table:table-cell office:value-type="string" table:style-name="ce137">
            <text:p>Costo de Diseñ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laboracion de uniformes para los distintos evento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7" table:style-name="ce159">
            <text:p>7</text:p>
          </table:table-cell>
          <table:table-cell office:value-type="string" table:style-name="ce137">
            <text:p>Costos Directos de Producción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En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incurre en todos los gastos para los eventos: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Noche Amarilla Barcelona 2020” el 18 de enero del 202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, el cual consta de 4 eventos en Manta, Riobamba,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os principales gastos para todos estos eventos son, la Iluminacion, los materiales y los Stand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Febr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, el cual consta de 4 eventos en Cuenca y Guayaqui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 el 23 de Febrero con la Invitacion de Carlos Vives, por lo que todos los gastos fueron realizados en En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os principales gastos para todos estos eventos son los de Iluminacion, transporte y logistic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8" table:style-name="ce159">
            <text:p>8</text:p>
          </table:table-cell>
          <table:table-cell office:value-type="string" table:style-name="ce137">
            <text:p>Gastos Administrativos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59"/>
          <table:table-cell office:value-type="string" table:style-name="ce162">
            <text:p>Los gastos concurrentes son de aproximadamente $10.000, por sueldos, pago de arriendos y pago de asesoria contable.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58">
            <text:p>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procede al cese de actividades por comienzo de pandemia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No hubo gastos contables.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de Capacitacion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por movilizaciones y/o combustibl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por mantenimiento de vehiculos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3"/>
          <table:table-cell office:value-type="string" table:style-name="ce158">
            <text:p>Abri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se retoman actividades contabl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se procede a renovar Uniformes del personal</text:p>
          </table:table-cell>
          <table:table-cell table:number-columns-repeated="16380"/>
        </table:table-row>
        <table:table-row table:number-rows-repeated="10484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D050000L" svg:font-family="D050000L"/>
    <style:font-face style:name="Arial2" svg:font-family="Arial2"/>
    <style:font-face style:name="Arial" svg:font-family="Arial"/>
    <style:font-face style:name="Arial Narrow" svg:font-family="&quot;Arial Narrow&quot;"/>
    <style:font-face style:name="Arial11" svg:font-family="Arial11"/>
    <style:font-face style:name="Broadway" svg:font-family="Broadway"/>
    <style:font-face style:name="Century Gothic" svg:font-family="&quot;Century Gothic&quot;"/>
    <style:font-face style:name="Century Gothic11" svg:font-family="&quot;Century Gothic11&quot;"/>
    <style:font-face style:name="Century Gothic1" svg:font-family="&quot;Century Gothic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1" number:min-integer-digits="1"/>
      <number:text>%</number:text>
    </number:percentage-style>
    <number:date-style style:name="N39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FF00"/>
    </style:style>
    <style:style style:name="cf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CCFFCC"/>
      <style:text-properties fo:color="#006600"/>
    </style:style>
    <style:style style:name="cf4" style:family="table-cell" style:data-style-name="N0">
      <style:table-cell-properties fo:background-color="#FFFF00"/>
    </style:style>
    <style:style style:name="cf5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6" style:family="table-cell" style:data-style-name="N0">
      <style:table-cell-properties fo:background-color="#CCFFCC"/>
      <style:text-properties fo:color="#006600"/>
    </style:style>
    <style:style style:name="cf7" style:family="table-cell" style:data-style-name="N0">
      <style:table-cell-properties fo:background-color="#FFFF00"/>
    </style:style>
    <style:style style:name="cf8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raccionado" style:family="table-cell" style:data-style-name="N0">
      <style:table-cell-properties style:vertical-align="automatic" fo:background-color="#FFFF00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in_32_t_237_tulo1" style:display-name="Sin título1" style:family="table-cell" style:data-style-name="N0">
      <style:table-cell-properties style:vertical-align="automatic" fo:background-color="#FFFF00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9" style:family="table-cell">
      <style:table-cell-properties fo:background-color="#FFFF00"/>
      <style:text-properties fo:color="#000000"/>
    </style:style>
    <style:style style:name="cf10" style:family="table-cell">
      <style:table-cell-properties fo:background-color="transparent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11-10T11:41:16Z</meta:creation-date>
    <dc:date>2021-03-19T17:47:01Z</dc:date>
    <meta:editing-cycles>17</meta:editing-cycles>
    <meta:editing-duration>PT9660S</meta:editing-duration>
  </office:meta>
</office:document-meta>
</file>